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EC0000033582EDFCC3.png" manifest:media-type="image/png"/>
  <manifest:file-entry manifest:full-path="Pictures/10000000000000BD00000059E65040ED.png" manifest:media-type="image/png"/>
  <manifest:file-entry manifest:full-path="Pictures/10000200000001B00000004F6B2A5F1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Calibri1" svg:font-family="Calibri"/>
    <style:font-face style:name="ＭＳ Ｐゴシック" svg:font-family="'ＭＳ Ｐゴシック'"/>
    <style:font-face style:name="ＭＳ Ｐ明朝3" svg:font-family="'ＭＳ Ｐ明朝'"/>
    <style:font-face style:name="Meiryo UI1" svg:font-family="'Meiryo UI'" style:font-family-generic="modern"/>
    <style:font-face style:name="メイリオ1" svg:font-family="メイリオ" style:font-family-generic="modern"/>
    <style:font-face style:name="Times New Roman1" svg:font-family="'Times New Roman'" style:font-family-generic="roman"/>
    <style:font-face style:name="Calibri4" svg:font-family="Calibri" style:font-family-generic="swiss"/>
    <style:font-face style:name="+mn-cs" svg:font-family="+mn-cs" style:font-pitch="variable"/>
    <style:font-face style:name="Calibri" svg:font-family="Calibri" style:font-pitch="variable"/>
    <style:font-face style:name="Liberation Sans1" svg:font-family="'Liberation Sans'" style:font-pitch="variable"/>
    <style:font-face style:name="Tahoma2" svg:font-family="Tahoma" style:font-pitch="variable"/>
    <style:font-face style:name="ＭＳ Ｐゴシック2" svg:font-family="'ＭＳ Ｐゴシック'" style:font-pitch="variable"/>
    <style:font-face style:name="ＭＳ Ｐ明朝2" svg:font-family="'ＭＳ Ｐ明朝'" style:font-pitch="variable"/>
    <style:font-face style:name="Liberation Sans2" svg:font-family="'Liberation Sans'"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Meiryo UI" svg:font-family="'Meiryo UI'" style:font-family-generic="modern" style:font-pitch="variable"/>
    <style:font-face style:name="Tahoma1" svg:font-family="Tahoma"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Liberation Sans3"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026cm" draw:stroke-linejoin="round" draw:fill="none" draw:textarea-vertical-align="top" draw:auto-grow-height="false" draw:fit-to-size="false" fo:min-height="0cm" fo:min-width="0cm" fo:padding-top="0.13cm" fo:padding-bottom="0.13cm" fo:padding-left="0.25cm" fo:padding-right="0.25cm" fo:wrap-option="wrap"/>
    </style:style>
    <style:style style:name="gr3" style:family="graphic" style:parent-style-name="standard" style:list-style-name="L5">
      <style:graphic-properties draw:stroke="none" svg:stroke-width="0cm" draw:fill="none" draw:textarea-vertical-align="middle" draw:auto-grow-height="false" draw:fit-to-size="false" fo:min-height="3.225cm" fo:min-width="12.702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false" draw:fit-to-size="false" fo:min-height="0cm" fo:min-width="0cm" fo:padding-top="0.13cm" fo:padding-bottom="0.13cm" fo:padding-left="0.1cm" fo:padding-right="0.1cm" fo:wrap-option="wrap"/>
    </style:style>
    <style:style style:name="gr7"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9"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000000" draw:stroke-linejoin="miter" draw:fill="solid" draw:fill-color="#7fa3cf" draw:textarea-vertical-align="top" draw:auto-grow-height="false" draw:fit-to-size="false" fo:min-height="1.762cm" fo:min-width="7.871cm" fo:padding-top="0.13cm" fo:padding-bottom="0.13cm" fo:padding-left="0.25cm" fo:padding-right="0.25cm" fo:wrap-option="wrap"/>
    </style:style>
    <style:style style:name="gr11" style:family="graphic" style:parent-style-name="standard">
      <style:graphic-properties draw:stroke="solid" svg:stroke-width="0.026cm" svg:stroke-color="#000000" draw:stroke-linejoin="miter" draw:fill="solid" draw:fill-color="#7fa3cf" draw:textarea-vertical-align="top" draw:auto-grow-height="false" draw:fit-to-size="false" fo:min-height="2.773cm" fo:min-width="1.93cm" fo:padding-top="0.13cm" fo:padding-bottom="0.13cm" fo:padding-left="0.25cm" fo:padding-right="0.25cm" fo:wrap-option="wrap"/>
    </style:style>
    <style:style style:name="gr12" style:family="graphic" style:parent-style-name="standard">
      <style:graphic-properties draw:stroke="solid" svg:stroke-width="0.026cm" svg:stroke-color="#000000" draw:stroke-linejoin="miter" draw:fill="solid" draw:fill-color="#7fa3cf" draw:textarea-vertical-align="top" draw:auto-grow-height="false" draw:fit-to-size="false" fo:min-height="0.751cm" fo:min-width="12.493cm" fo:padding-top="0.13cm" fo:padding-bottom="0.13cm" fo:padding-left="0.25cm" fo:padding-right="0.25cm" fo:wrap-option="wrap"/>
    </style:style>
    <style:style style:name="gr13"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2.945cm" fo:padding-top="0.13cm" fo:padding-bottom="0.13cm" fo:padding-left="0.25cm" fo:padding-right="0.25cm" fo:wrap-option="wrap"/>
    </style:style>
    <style:style style:name="gr14" style:family="graphic" style:parent-style-name="standard">
      <style:graphic-properties draw:stroke="solid" svg:stroke-width="0.026cm" svg:stroke-color="#000000" draw:stroke-linejoin="miter" draw:fill="solid" draw:fill-color="#7fa3cf" draw:textarea-vertical-align="top" draw:auto-grow-height="false" draw:fit-to-size="false" fo:min-height="0.751cm" fo:min-width="4.427cm" fo:padding-top="0.13cm" fo:padding-bottom="0.13cm" fo:padding-left="0.25cm" fo:padding-right="0.25cm" fo:wrap-option="wrap"/>
    </style:style>
    <style:style style:name="gr15" style:family="graphic" style:parent-style-name="standard">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16" style:family="graphic" style:parent-style-name="standard">
      <style:graphic-properties draw:stroke="solid" svg:stroke-width="0.026cm" svg:stroke-color="#000000" draw:stroke-linejoin="miter" draw:fill="none" draw:textarea-vertical-align="top" draw:auto-grow-height="false" draw:fit-to-size="false" fo:min-height="2.594cm" fo:min-width="2.945cm" fo:padding-top="0.13cm" fo:padding-bottom="0.13cm" fo:padding-left="0.25cm" fo:padding-right="0.25cm" fo:wrap-option="wrap"/>
    </style:style>
    <style:style style:name="gr17" style:family="graphic" style:parent-style-name="standard">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18" style:family="graphic" style:parent-style-name="standard">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19" style:family="graphic" style:parent-style-name="standard">
      <style:graphic-properties draw:stroke="solid" svg:stroke-width="0.026cm" svg:stroke-color="#000000" draw:stroke-linejoin="miter" draw:fill="none" draw:textarea-vertical-align="top" draw:auto-grow-height="false" draw:fit-to-size="false" fo:min-height="0.522cm" fo:min-width="1.666cm" fo:padding-top="0.299cm" fo:padding-bottom="0.13cm" fo:padding-left="0.25cm" fo:padding-right="0.25cm" fo:wrap-option="wrap"/>
    </style:style>
    <style:style style:name="gr20" style:family="graphic" style:parent-style-name="standard">
      <style:graphic-properties draw:stroke="solid" svg:stroke-width="0.026cm" svg:stroke-color="#000000" draw:stroke-linejoin="miter" draw:fill="none" draw:textarea-vertical-align="top" draw:auto-grow-height="false" draw:fit-to-size="false" fo:min-height="0.686cm" fo:min-width="4.427cm" fo:padding-top="0.13cm" fo:padding-bottom="0.13cm" fo:padding-left="0.25cm" fo:padding-right="0.25cm" fo:wrap-option="wrap"/>
    </style:style>
    <style:style style:name="gr21" style:family="graphic" style:parent-style-name="standard">
      <style:graphic-properties draw:stroke="solid" svg:stroke-width="0.026cm" svg:stroke-color="#000000" draw:stroke-linejoin="miter" draw:fill="none" draw:textarea-vertical-align="top" draw:auto-grow-height="false" draw:fit-to-size="false" fo:min-height="0.686cm" fo:min-width="1.93cm" fo:padding-top="0.13cm" fo:padding-bottom="0.13cm" fo:padding-left="0.25cm" fo:padding-right="0.25cm" fo:wrap-option="wrap"/>
    </style:style>
    <style:style style:name="gr22" style:family="graphic" style:parent-style-name="standard">
      <style:graphic-properties draw:stroke="solid" svg:stroke-width="0.026cm" svg:stroke-color="#000000" draw:stroke-linejoin="miter" draw:fill="none" draw:textarea-vertical-align="top" draw:auto-grow-height="false" draw:fit-to-size="false" fo:min-height="0.517cm" fo:min-width="1.666cm" fo:padding-top="0.299cm" fo:padding-bottom="0.13cm" fo:padding-left="0.25cm" fo:padding-right="0.25cm" fo:wrap-option="wrap"/>
    </style:style>
    <style:style style:name="gr23" style:family="graphic" style:parent-style-name="standard">
      <style:graphic-properties draw:stroke="solid" svg:stroke-width="0.026cm" svg:stroke-color="#000000" draw:stroke-linejoin="miter" draw:fill="none" draw:textarea-vertical-align="top" draw:auto-grow-height="false" draw:fit-to-size="false" fo:min-height="1.638cm" fo:min-width="2.945cm" fo:padding-top="0.13cm" fo:padding-bottom="0.13cm" fo:padding-left="0.25cm" fo:padding-right="0.25cm" fo:wrap-option="wrap"/>
    </style:style>
    <style:style style:name="gr24" style:family="graphic" style:parent-style-name="standard">
      <style:graphic-properties draw:stroke="none" svg:stroke-width="0cm" draw:fill="gradient" draw:fill-gradient-name="Gradient_20_4" draw:textarea-vertical-align="middle" draw:auto-grow-height="false" draw:fit-to-size="false" fo:min-height="0.054cm" fo:min-width="0.749cm" fo:padding-top="0.125cm" fo:padding-bottom="0.125cm" fo:padding-left="0.25cm" fo:padding-right="0.25cm" fo:wrap-option="no-wrap"/>
    </style:style>
    <style:style style:name="gr25" style:family="graphic" style:parent-style-name="standard">
      <style:graphic-properties draw:stroke="solid" svg:stroke-width="0.026cm" svg:stroke-color="#000000" draw:stroke-linejoin="round" draw:fill="none" draw:textarea-vertical-align="top" draw:auto-grow-height="false" draw:fit-to-size="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gradient" draw:fill-gradient-name="Gradient_20_5" draw:textarea-vertical-align="middle" draw:auto-grow-height="false" draw:fit-to-size="false" fo:min-height="0.054cm" fo:min-width="0.544cm" fo:padding-top="0.125cm" fo:padding-bottom="0.125cm" fo:padding-left="0.25cm" fo:padding-right="0.25cm" fo:wrap-option="no-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vertical-align="top" draw:auto-grow-height="false" draw:fit-to-size="false" fo:min-height="0cm" fo:min-width="0cm" fo:padding-top="0.13cm" fo:padding-bottom="0.13cm" fo:padding-left="0.25cm" fo:padding-right="0.25cm" fo:wrap-option="wrap"/>
    </style:style>
    <style:style style:name="gr29" style:family="graphic" style:parent-style-name="standard">
      <style:graphic-properties draw:stroke="none" svg:stroke-width="0cm" draw:fill="gradient" draw:fill-gradient-name="Gradient_20_4" draw:textarea-vertical-align="middle" draw:auto-grow-height="false" draw:fit-to-size="false" fo:min-height="0cm" fo:min-width="0cm" fo:padding-top="0.125cm" fo:padding-bottom="0.125cm" fo:padding-left="0.25cm" fo:padding-right="0.25cm" fo:wrap-option="no-wrap"/>
    </style:style>
    <style:style style:name="gr30" style:family="graphic" style:parent-style-name="standard">
      <style:graphic-properties draw:stroke="none" svg:stroke-width="0cm" draw:fill="gradient" draw:fill-gradient-name="Gradient_20_5" draw:textarea-vertical-align="middle" draw:auto-grow-height="false" draw:fit-to-size="false" fo:min-height="0cm" fo:min-width="0cm" fo:padding-top="0.125cm" fo:padding-bottom="0.125cm" fo:padding-left="0.25cm" fo:padding-right="0.25cm" fo:wrap-option="no-wrap"/>
    </style:style>
    <style:style style:name="gr31" style:family="graphic" style:parent-style-name="standard">
      <style:graphic-properties draw:stroke="none" svg:stroke-width="0cm" draw:fill="gradient" draw:fill-gradient-name="Gradient_20_4" draw:textarea-vertical-align="middle" draw:auto-grow-height="false" draw:fit-to-size="false" fo:min-height="0.05cm" fo:min-width="0cm" fo:padding-top="0.125cm" fo:padding-bottom="0.125cm" fo:padding-left="0.25cm" fo:padding-right="0.25cm" fo:wrap-option="no-wrap"/>
    </style:style>
    <style:style style:name="gr32" style:family="graphic" style:parent-style-name="standard">
      <style:graphic-properties draw:stroke="none" svg:stroke-width="0cm" draw:fill="gradient" draw:fill-gradient-name="Gradient_20_5" draw:textarea-vertical-align="middle" draw:auto-grow-height="false" draw:fit-to-size="false" fo:min-height="0.05cm" fo:min-width="0cm" fo:padding-top="0.125cm" fo:padding-bottom="0.125cm" fo:padding-left="0.25cm" fo:padding-right="0.25cm" fo:wrap-option="no-wrap"/>
    </style:style>
    <style:style style:name="gr33" style:family="graphic" style:parent-style-name="standard">
      <style:graphic-properties draw:stroke="none" svg:stroke-width="0cm" draw:fill="gradient" draw:fill-gradient-name="Gradient_20_4" draw:textarea-vertical-align="middle" draw:auto-grow-height="false" draw:fit-to-size="false" fo:min-height="0.05cm" fo:min-width="1.668cm" fo:padding-top="0.125cm" fo:padding-bottom="0.125cm" fo:padding-left="0.25cm" fo:padding-right="0.25cm" fo:wrap-option="no-wrap"/>
    </style:style>
    <style:style style:name="gr34" style:family="graphic" style:parent-style-name="standard">
      <style:graphic-properties draw:stroke="none" svg:stroke-width="0cm" draw:fill="gradient" draw:fill-gradient-name="Gradient_20_5" draw:textarea-vertical-align="middle" draw:auto-grow-height="false" draw:fit-to-size="false" fo:min-height="0.05cm" fo:min-width="2.468cm" fo:padding-top="0.125cm" fo:padding-bottom="0.125cm" fo:padding-left="0.25cm" fo:padding-right="0.25cm" fo:wrap-option="no-wrap"/>
    </style:style>
    <style:style style:name="gr35" style:family="graphic" style:parent-style-name="standard">
      <style:graphic-properties draw:stroke="none" svg:stroke-width="0cm" draw:fill="gradient" draw:fill-gradient-name="Gradient_20_4" draw:textarea-vertical-align="middle" draw:auto-grow-height="false" draw:fit-to-size="false" fo:min-height="0.05cm" fo:min-width="0.403cm" fo:padding-top="0.125cm" fo:padding-bottom="0.125cm" fo:padding-left="0.25cm" fo:padding-right="0.25cm" fo:wrap-option="no-wrap"/>
    </style:style>
    <style:style style:name="gr36" style:family="graphic" style:parent-style-name="standard">
      <style:graphic-properties draw:stroke="none" svg:stroke-width="0cm" draw:fill="gradient" draw:fill-gradient-name="Gradient_20_5" draw:textarea-vertical-align="middle" draw:auto-grow-height="false" draw:fit-to-size="false" fo:min-height="0.05cm" fo:min-width="0.268cm" fo:padding-top="0.125cm" fo:padding-bottom="0.125cm" fo:padding-left="0.25cm" fo:padding-right="0.25cm" fo:wrap-option="no-wrap"/>
    </style:style>
    <style:style style:name="gr37" style:family="graphic" style:parent-style-name="standard">
      <style:graphic-properties draw:stroke="none" svg:stroke-width="0cm" draw:fill="gradient" draw:fill-gradient-name="Gradient_20_4" draw:textarea-vertical-align="middle" draw:auto-grow-height="false" draw:fit-to-size="false" fo:min-height="0.05cm" fo:min-width="2.268cm" fo:padding-top="0.125cm" fo:padding-bottom="0.125cm" fo:padding-left="0.25cm" fo:padding-right="0.25cm" fo:wrap-option="no-wrap"/>
    </style:style>
    <style:style style:name="gr38" style:family="graphic" style:parent-style-name="standard">
      <style:graphic-properties draw:stroke="none" svg:stroke-width="0cm" draw:fill="gradient" draw:fill-gradient-name="Gradient_20_4" draw:textarea-vertical-align="middle" draw:auto-grow-height="false" draw:fit-to-size="false" fo:min-height="0.05cm" fo:min-width="0.029cm" fo:padding-top="0.125cm" fo:padding-bottom="0.125cm" fo:padding-left="0.25cm" fo:padding-right="0.25cm" fo:wrap-option="no-wrap"/>
    </style:style>
    <style:style style:name="gr39" style:family="graphic" style:parent-style-name="standard">
      <style:graphic-properties draw:stroke="none" svg:stroke-width="0cm" draw:fill="gradient" draw:fill-gradient-name="Gradient_20_4" draw:textarea-vertical-align="middle" draw:auto-grow-height="false" draw:fit-to-size="false" fo:min-height="0.05cm" fo:min-width="0.507cm" fo:padding-top="0.125cm" fo:padding-bottom="0.125cm" fo:padding-left="0.25cm" fo:padding-right="0.25cm" fo:wrap-option="no-wrap"/>
    </style:style>
    <style:style style:name="gr40" style:family="graphic" style:parent-style-name="standard">
      <style:graphic-properties draw:stroke="none" svg:stroke-width="0cm" draw:fill="gradient" draw:fill-gradient-name="Gradient_20_4" draw:textarea-vertical-align="middle" draw:auto-grow-height="false" draw:fit-to-size="false" fo:min-height="0.049cm" fo:min-width="0.539cm" fo:padding-top="0.125cm" fo:padding-bottom="0.125cm" fo:padding-left="0.25cm" fo:padding-right="0.25cm" fo:wrap-option="no-wrap"/>
    </style:style>
    <style:style style:name="gr41" style:family="graphic" style:parent-style-name="standard">
      <style:graphic-properties draw:stroke="none" svg:stroke-width="0cm" draw:fill="gradient" draw:fill-gradient-name="Gradient_20_4" draw:textarea-vertical-align="middle" draw:auto-grow-height="false" draw:fit-to-size="false" fo:min-height="0.05cm" fo:min-width="3.799cm" fo:padding-top="0.125cm" fo:padding-bottom="0.125cm" fo:padding-left="0.25cm" fo:padding-right="0.25cm" fo:wrap-option="no-wrap"/>
    </style:style>
    <style:style style:name="gr42" style:family="graphic" style:parent-style-name="standard">
      <style:graphic-properties draw:stroke="none" svg:stroke-width="0cm" draw:fill="gradient" draw:fill-gradient-name="Gradient_20_5" draw:textarea-vertical-align="middle" draw:auto-grow-height="false" draw:fit-to-size="false" fo:min-height="0.05cm" fo:min-width="0.429cm" fo:padding-top="0.125cm" fo:padding-bottom="0.125cm" fo:padding-left="0.25cm" fo:padding-right="0.25cm" fo:wrap-option="no-wrap"/>
    </style:style>
    <style:style style:name="gr43" style:family="graphic" style:parent-style-name="standard">
      <style:graphic-properties draw:stroke="none" svg:stroke-width="0cm" draw:fill="gradient" draw:fill-gradient-name="Gradient_20_5" draw:textarea-vertical-align="middle" draw:auto-grow-height="false" draw:fit-to-size="false" fo:min-height="0.05cm" fo:min-width="3.799cm" fo:padding-top="0.125cm" fo:padding-bottom="0.125cm" fo:padding-left="0.25cm" fo:padding-right="0.25cm" fo:wrap-option="no-wrap"/>
    </style:style>
    <style:style style:name="gr44" style:family="graphic" style:parent-style-name="standard" style:list-style-name="L5">
      <style:graphic-properties draw:stroke="none" svg:stroke-width="0cm" draw:fill="none" draw:textarea-vertical-align="middle" draw:auto-grow-height="false" draw:fit-to-size="false" fo:min-height="1.752cm" fo:min-width="19.304cm" fo:padding-top="0.125cm" fo:padding-bottom="0.125cm" fo:padding-left="0.25cm" fo:padding-right="0.25cm" fo:wrap-option="wrap"/>
    </style:style>
    <style:style style:name="gr45" style:family="graphic" style:parent-style-name="standard" style:list-style-name="L5">
      <style:graphic-properties draw:stroke="none" svg:stroke-width="0cm" draw:fill="none" draw:textarea-vertical-align="middle" draw:auto-grow-height="false" draw:fit-to-size="false" fo:min-height="0.754cm" fo:min-width="5.427cm" fo:padding-top="0.13cm" fo:padding-bottom="0.13cm" fo:padding-left="0.25cm" fo:padding-right="0.25cm" fo:wrap-option="wrap"/>
    </style:style>
    <style:style style:name="gr46"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1.762cm" fo:min-width="7.871cm" fo:padding-top="0.13cm" fo:padding-bottom="0.13cm" fo:padding-left="0.25cm" fo:padding-right="0.25cm" fo:wrap-option="wrap"/>
    </style:style>
    <style:style style:name="gr47"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2.773cm" fo:min-width="1.93cm" fo:padding-top="0.13cm" fo:padding-bottom="0.13cm" fo:padding-left="0.25cm" fo:padding-right="0.25cm" fo:wrap-option="wrap"/>
    </style:style>
    <style:style style:name="gr48"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2.493cm" fo:padding-top="0.13cm" fo:padding-bottom="0.13cm" fo:padding-left="0.25cm" fo:padding-right="0.25cm" fo:wrap-option="wrap"/>
    </style:style>
    <style:style style:name="gr49"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2.493cm" fo:padding-top="0.13cm" fo:padding-bottom="0.13cm" fo:padding-left="0.25cm" fo:padding-right="0.25cm" fo:wrap-option="wrap"/>
    </style:style>
    <style:style style:name="gr50"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2.945cm" fo:padding-top="0.13cm" fo:padding-bottom="0.13cm" fo:padding-left="0.25cm" fo:padding-right="0.25cm" fo:wrap-option="wrap"/>
    </style:style>
    <style:style style:name="gr51"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4.427cm" fo:padding-top="0.13cm" fo:padding-bottom="0.13cm" fo:padding-left="0.25cm" fo:padding-right="0.25cm" fo:wrap-option="wrap"/>
    </style:style>
    <style:style style:name="gr52"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53"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54"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55"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56"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57" style:family="graphic" style:parent-style-name="standard" style:list-style-name="L5">
      <style:graphic-properties draw:stroke="solid" svg:stroke-width="0.026cm" svg:stroke-color="#000000" draw:stroke-linejoin="miter" draw:fill="solid" draw:fill-color="#7fa3cf" draw:textarea-vertical-align="top" draw:auto-grow-height="false" draw:fit-to-size="false" fo:min-height="0.751cm" fo:min-width="1.666cm" fo:padding-top="0.13cm" fo:padding-bottom="0.13cm" fo:padding-left="0.25cm" fo:padding-right="0.25cm" fo:wrap-option="wrap"/>
    </style:style>
    <style:style style:name="gr58" style:family="graphic" style:parent-style-name="standard" style:list-style-name="L5">
      <style:graphic-properties draw:stroke="solid" svg:stroke-width="0.026cm" svg:stroke-color="#000000" draw:stroke-linejoin="miter" draw:fill="none" draw:textarea-vertical-align="top" draw:auto-grow-height="false" draw:fit-to-size="false" fo:min-height="2.594cm" fo:min-width="2.945cm" fo:padding-top="0.13cm" fo:padding-bottom="0.13cm" fo:padding-left="0.25cm" fo:padding-right="0.25cm" fo:wrap-option="wrap"/>
    </style:style>
    <style:style style:name="gr59"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60"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61"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62"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63"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64"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65" style:family="graphic" style:parent-style-name="standard" style:list-style-name="L5">
      <style:graphic-properties draw:stroke="solid" svg:stroke-width="0.026cm" svg:stroke-color="#000000" draw:stroke-linejoin="miter" draw:fill="none" draw:textarea-vertical-align="top" draw:auto-grow-height="false" draw:fit-to-size="false" fo:min-height="0.686cm" fo:min-width="4.427cm" fo:padding-top="0.13cm" fo:padding-bottom="0.13cm" fo:padding-left="0.25cm" fo:padding-right="0.25cm" fo:wrap-option="wrap"/>
    </style:style>
    <style:style style:name="gr66" style:family="graphic" style:parent-style-name="standard" style:list-style-name="L7">
      <style:graphic-properties draw:stroke="solid" svg:stroke-width="0.026cm" svg:stroke-color="#000000" draw:stroke-linejoin="miter" draw:fill="none" draw:textarea-vertical-align="top" draw:auto-grow-height="false" draw:fit-to-size="false" fo:min-height="0.686cm" fo:min-width="1.93cm" fo:padding-top="0.13cm" fo:padding-bottom="0.13cm" fo:padding-left="0.25cm" fo:padding-right="0.25cm" fo:wrap-option="wrap"/>
    </style:style>
    <style:style style:name="gr67" style:family="graphic" style:parent-style-name="standard" style:list-style-name="L5">
      <style:graphic-properties draw:stroke="solid" svg:stroke-width="0.026cm" svg:stroke-color="#000000" draw:stroke-linejoin="miter" draw:fill="none" draw:textarea-vertical-align="top" draw:auto-grow-height="false" draw:fit-to-size="false" fo:min-height="1.638cm" fo:min-width="2.945cm" fo:padding-top="0.13cm" fo:padding-bottom="0.13cm" fo:padding-left="0.25cm" fo:padding-right="0.25cm" fo:wrap-option="wrap"/>
    </style:style>
    <style:style style:name="gr68"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69"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70"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71"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72"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73"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74" style:family="graphic" style:parent-style-name="standard" style:list-style-name="L5">
      <style:graphic-properties draw:stroke="solid" svg:stroke-width="0.026cm" svg:stroke-color="#000000" draw:stroke-linejoin="miter" draw:fill="none" draw:textarea-vertical-align="top" draw:auto-grow-height="false" draw:fit-to-size="false" fo:min-height="0.686cm" fo:min-width="4.427cm" fo:padding-top="0.13cm" fo:padding-bottom="0.13cm" fo:padding-left="0.25cm" fo:padding-right="0.25cm" fo:wrap-option="wrap"/>
    </style:style>
    <style:style style:name="gr75" style:family="graphic" style:parent-style-name="standard" style:list-style-name="L7">
      <style:graphic-properties draw:stroke="solid" svg:stroke-width="0.026cm" svg:stroke-color="#000000" draw:stroke-linejoin="miter" draw:fill="none" draw:textarea-vertical-align="top" draw:auto-grow-height="false" draw:fit-to-size="false" fo:min-height="0.686cm" fo:min-width="1.93cm" fo:padding-top="0.13cm" fo:padding-bottom="0.13cm" fo:padding-left="0.25cm" fo:padding-right="0.25cm" fo:wrap-option="wrap"/>
    </style:style>
    <style:style style:name="gr76"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77"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78" style:family="graphic" style:parent-style-name="standard" style:list-style-name="L5">
      <style:graphic-properties draw:stroke="solid" svg:stroke-width="0.026cm" svg:stroke-color="#000000" draw:stroke-linejoin="miter" draw:fill="none" draw:textarea-vertical-align="top" draw:auto-grow-height="false" draw:fit-to-size="false" fo:min-height="0.691cm" fo:min-width="4.427cm" fo:padding-top="0.13cm" fo:padding-bottom="0.13cm" fo:padding-left="0.25cm" fo:padding-right="0.25cm" fo:wrap-option="wrap"/>
    </style:style>
    <style:style style:name="gr79" style:family="graphic" style:parent-style-name="standard" style:list-style-name="L7">
      <style:graphic-properties draw:stroke="solid" svg:stroke-width="0.026cm" svg:stroke-color="#000000" draw:stroke-linejoin="miter" draw:fill="none" draw:textarea-vertical-align="top" draw:auto-grow-height="false" draw:fit-to-size="false" fo:min-height="0.691cm" fo:min-width="1.93cm" fo:padding-top="0.13cm" fo:padding-bottom="0.13cm" fo:padding-left="0.25cm" fo:padding-right="0.25cm" fo:wrap-option="wrap"/>
    </style:style>
    <style:style style:name="gr80" style:family="graphic" style:parent-style-name="standard">
      <style:graphic-properties draw:stroke="solid" svg:stroke-width="0.026cm" svg:stroke-color="#000000" draw:stroke-linejoin="round" draw:fill="none" draw:textarea-vertical-align="top" draw:auto-grow-height="false" draw:fit-to-size="false" fo:min-height="1.351cm" fo:min-width="4.298cm" fo:padding-top="0.125cm" fo:padding-bottom="0.125cm" fo:padding-left="0.25cm" fo:padding-right="0.25cm" fo:wrap-option="wrap"/>
    </style:style>
    <style:style style:name="gr8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2"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3" style:family="graphic" style:parent-style-name="standard" style:list-style-name="L5">
      <style:graphic-properties draw:stroke="solid" svg:stroke-width="0.026cm" svg:stroke-color="#000000" draw:stroke-linejoin="miter" draw:fill="none" draw:textarea-vertical-align="top" draw:auto-grow-height="false" draw:fit-to-size="false" fo:min-height="3.541cm" fo:min-width="2.944cm" fo:padding-top="0.13cm" fo:padding-bottom="0.13cm" fo:padding-left="0.25cm" fo:padding-right="0.25cm" fo:wrap-option="wrap"/>
    </style:style>
    <style:style style:name="gr84"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5" style:family="graphic" style:parent-style-name="standard">
      <style:graphic-properties draw:stroke="none" svg:stroke-width="0cm" draw:fill="gradient" draw:fill-gradient-name="Gradient_20_4" draw:textarea-vertical-align="middle" draw:auto-grow-height="false" draw:fit-to-size="false" fo:min-height="0.05cm" fo:min-width="0.098cm" fo:padding-top="0.125cm" fo:padding-bottom="0.125cm" fo:padding-left="0.25cm" fo:padding-right="0.25cm" fo:wrap-option="no-wrap"/>
    </style:style>
    <style:style style:name="gr86" style:family="graphic" style:parent-style-name="standard">
      <style:graphic-properties draw:stroke="none" svg:stroke-width="0cm" draw:fill="gradient" draw:fill-gradient-name="Gradient_20_5" draw:textarea-vertical-align="middle" draw:auto-grow-height="false" draw:fit-to-size="false" fo:min-height="0.05cm" fo:min-width="0.067cm" fo:padding-top="0.125cm" fo:padding-bottom="0.125cm" fo:padding-left="0.25cm" fo:padding-right="0.25cm" fo:wrap-option="no-wrap"/>
    </style:style>
    <style:style style:name="gr87" style:family="graphic" style:parent-style-name="standard">
      <style:graphic-properties draw:stroke="none" svg:stroke-width="0cm" draw:fill="gradient" draw:fill-gradient-name="Gradient_20_4" draw:textarea-vertical-align="middle" draw:auto-grow-height="false" draw:fit-to-size="false" fo:min-height="0.05cm" fo:min-width="1.635cm" fo:padding-top="0.125cm" fo:padding-bottom="0.125cm" fo:padding-left="0.25cm" fo:padding-right="0.25cm" fo:wrap-option="no-wrap"/>
    </style:style>
    <style:style style:name="gr88" style:family="graphic" style:parent-style-name="standard">
      <style:graphic-properties draw:stroke="none" svg:stroke-width="0cm" draw:fill="gradient" draw:fill-gradient-name="Gradient_20_4" draw:textarea-vertical-align="middle" draw:auto-grow-height="false" draw:fit-to-size="false" fo:min-height="0.05cm" fo:min-width="1.634cm" fo:padding-top="0.125cm" fo:padding-bottom="0.125cm" fo:padding-left="0.25cm" fo:padding-right="0.25cm" fo:wrap-option="no-wrap"/>
    </style:style>
    <style:style style:name="gr89" style:family="graphic" style:parent-style-name="standard">
      <style:graphic-properties draw:stroke="none" svg:stroke-width="0cm" draw:fill="gradient" draw:fill-gradient-name="Gradient_20_5" draw:textarea-vertical-align="middle" draw:auto-grow-height="false" draw:fit-to-size="false" fo:min-height="0.05cm" fo:min-width="0.169cm" fo:padding-top="0.125cm" fo:padding-bottom="0.125cm" fo:padding-left="0.25cm" fo:padding-right="0.25cm" fo:wrap-option="no-wrap"/>
    </style:style>
    <style:style style:name="gr90" style:family="graphic" style:parent-style-name="standard">
      <style:graphic-properties draw:stroke="none" svg:stroke-width="0cm" draw:fill="gradient" draw:fill-gradient-name="Gradient_20_4" draw:textarea-vertical-align="middle" draw:auto-grow-height="false" draw:fit-to-size="false" fo:min-height="0.068cm" fo:min-width="1.56cm" fo:padding-top="0.125cm" fo:padding-bottom="0.125cm" fo:padding-left="0.25cm" fo:padding-right="0.25cm" fo:wrap-option="no-wrap"/>
    </style:style>
    <style:style style:name="gr91" style:family="graphic" style:parent-style-name="standard">
      <style:graphic-properties draw:stroke="none" svg:stroke-width="0cm" draw:fill="gradient" draw:fill-gradient-name="Gradient_20_5" draw:textarea-vertical-align="middle" draw:auto-grow-height="false" draw:fit-to-size="false" fo:min-height="0.05cm" fo:min-width="1.564cm" fo:padding-top="0.125cm" fo:padding-bottom="0.125cm" fo:padding-left="0.25cm" fo:padding-right="0.25cm" fo:wrap-option="no-wrap"/>
    </style:style>
    <style:style style:name="gr92" style:family="graphic" style:parent-style-name="standard">
      <style:graphic-properties draw:stroke="none" svg:stroke-width="0cm" draw:fill="gradient" draw:fill-gradient-name="Gradient_20_4" draw:textarea-vertical-align="middle" draw:auto-grow-height="false" draw:fit-to-size="false" fo:min-height="0.091cm" fo:min-width="1.63cm" fo:padding-top="0.125cm" fo:padding-bottom="0.125cm" fo:padding-left="0.25cm" fo:padding-right="0.25cm" fo:wrap-option="no-wrap"/>
    </style:style>
    <style:style style:name="gr93" style:family="graphic" style:parent-style-name="standard">
      <style:graphic-properties draw:stroke="none" svg:stroke-width="0cm" draw:fill="gradient" draw:fill-gradient-name="Gradient_20_5" draw:textarea-vertical-align="middle" draw:auto-grow-height="false" draw:fit-to-size="false" fo:min-height="0.05cm" fo:min-width="1.633cm" fo:padding-top="0.125cm" fo:padding-bottom="0.125cm" fo:padding-left="0.25cm" fo:padding-right="0.25cm" fo:wrap-option="no-wrap"/>
    </style:style>
    <style:style style:name="gr94" style:family="graphic" style:parent-style-name="standard" style:list-style-name="L5">
      <style:graphic-properties draw:stroke="solid" svg:stroke-width="0.026cm" svg:stroke-color="#000000" draw:stroke-linejoin="miter" draw:fill="none" draw:textarea-vertical-align="top" draw:auto-grow-height="false" draw:fit-to-size="false" fo:min-height="0.689cm" fo:min-width="2.945cm" fo:padding-top="0.13cm" fo:padding-bottom="0.13cm" fo:padding-left="0.25cm" fo:padding-right="0.25cm" fo:wrap-option="wrap"/>
    </style:style>
    <style:style style:name="gr95" style:family="graphic" style:parent-style-name="standard">
      <style:graphic-properties draw:stroke="none" svg:stroke-width="0cm" draw:fill="gradient" draw:fill-gradient-name="Gradient_20_4" draw:textarea-vertical-align="middle" draw:auto-grow-height="false" draw:fit-to-size="false" fo:min-height="0.05cm" fo:min-width="5.965cm" fo:padding-top="0.125cm" fo:padding-bottom="0.125cm" fo:padding-left="0.25cm" fo:padding-right="0.25cm" fo:wrap-option="no-wrap"/>
    </style:style>
    <style:style style:name="gr96" style:family="graphic" style:parent-style-name="standard">
      <style:graphic-properties draw:stroke="none" svg:stroke-width="0cm" draw:fill="gradient" draw:fill-gradient-name="Gradient_20_5" draw:textarea-vertical-align="middle" draw:auto-grow-height="false" draw:fit-to-size="false" fo:min-height="0.05cm" fo:min-width="5.964cm" fo:padding-top="0.125cm" fo:padding-bottom="0.125cm" fo:padding-left="0.25cm" fo:padding-right="0.25cm" fo:wrap-option="no-wrap"/>
    </style:style>
    <style:style style:name="gr97" style:family="graphic" style:parent-style-name="standard">
      <style:graphic-properties draw:stroke="none" svg:stroke-width="0cm" draw:fill="gradient" draw:fill-gradient-name="Gradient_20_5" draw:textarea-vertical-align="middle" draw:auto-grow-height="false" draw:fit-to-size="false" fo:min-height="0.05cm" fo:min-width="1.268cm" fo:padding-top="0.125cm" fo:padding-bottom="0.125cm" fo:padding-left="0.25cm" fo:padding-right="0.25cm" fo:wrap-option="no-wrap"/>
    </style:style>
    <style:style style:name="gr98" style:family="graphic" style:parent-style-name="standard">
      <style:graphic-properties draw:stroke="none" svg:stroke-width="0cm" draw:fill="gradient" draw:fill-gradient-name="Gradient_20_5" draw:textarea-vertical-align="middle" draw:auto-grow-height="false" draw:fit-to-size="false" fo:min-height="0.181cm" fo:min-width="1.3cm" fo:padding-top="0.125cm" fo:padding-bottom="0.125cm" fo:padding-left="0.25cm" fo:padding-right="0.25cm" fo:wrap-option="no-wrap"/>
    </style:style>
    <style:style style:name="gr99" style:family="graphic" style:parent-style-name="standard">
      <style:graphic-properties draw:stroke="none" svg:stroke-width="0cm" draw:fill="gradient" draw:fill-gradient-name="Gradient_20_5" draw:textarea-vertical-align="middle" draw:auto-grow-height="false" draw:fit-to-size="false" fo:min-height="0.05cm" fo:min-width="1.169cm" fo:padding-top="0.125cm" fo:padding-bottom="0.125cm" fo:padding-left="0.25cm" fo:padding-right="0.25cm" fo:wrap-option="no-wrap"/>
    </style:style>
    <style:style style:name="pr1"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pr2" style:family="presentation" style:parent-style-name="タイトル_20_スライド-backgroundobjects">
      <style:graphic-properties draw:stroke="none" svg:stroke-width="0.026cm" draw:stroke-linejoin="round" draw:fill="none" draw:fill-color="#ffffff" draw:textarea-vertical-align="bottom" draw:auto-grow-height="false" draw:fit-to-size="false" fo:min-height="12.406cm" fo:padding-top="0.13cm" fo:padding-bottom="0.13cm" fo:padding-left="0.25cm" fo:padding-right="0.25cm" fo:wrap-option="wrap"/>
    </style:style>
    <style:style style:name="pr3" style:family="presentation" style:parent-style-name="タイトル_20_スライド-notes">
      <style:graphic-properties draw:stroke="none" svg:stroke-width="0.026cm" draw:stroke-linejoin="round" draw:fill="none" draw:fill-color="#ffffff" draw:textarea-vertical-align="middle" draw:auto-grow-height="false" draw:fit-to-size="false" fo:min-height="12.406cm" fo:padding-top="0.13cm" fo:padding-bottom="0.13cm" fo:padding-left="0.25cm" fo:padding-right="0.25cm" fo:wrap-option="no-wrap"/>
    </style:style>
    <style:style style:name="pr4" style:family="presentation" style:parent-style-name="白紙-backgroundobjects">
      <style:graphic-properties draw:stroke="none" svg:stroke-width="0cm" draw:fill="none" draw:fill-color="#ffffff" draw:textarea-vertical-align="middle" draw:auto-grow-height="false" draw:fit-to-size="false" fo:min-height="11.049cm" fo:padding-top="0.13cm" fo:padding-bottom="0.13cm" fo:padding-left="0.25cm" fo:padding-right="0.25cm" fo:wrap-option="wrap"/>
    </style:style>
    <style:style style:name="pr5" style:family="presentation" style:parent-style-name="白紙-backgroundobjects">
      <style:graphic-properties draw:stroke="none" svg:stroke-width="0.026cm" draw:stroke-linejoin="round" draw:fill="none" draw:fill-color="#ffffff" draw:textarea-vertical-align="bottom" draw:auto-grow-height="false" draw:fit-to-size="false" fo:min-height="12.406cm" fo:padding-top="0.13cm" fo:padding-bottom="0.13cm" fo:padding-left="0.25cm" fo:padding-right="0.25cm" fo:wrap-option="wrap"/>
    </style:style>
    <style:style style:name="pr6" style:family="presentation" style:parent-style-name="白紙-notes">
      <style:graphic-properties draw:stroke="none" svg:stroke-width="0.026cm" draw:stroke-linejoin="round" draw:fill="none" draw:fill-color="#ffffff" draw:textarea-vertical-align="middle" draw:auto-grow-height="false" draw:fit-to-size="false" fo:min-height="12.406cm" fo:padding-top="0.13cm" fo:padding-bottom="0.13cm" fo:padding-left="0.25cm" fo:padding-right="0.25cm" fo:wrap-option="no-wrap"/>
    </style:style>
    <style:style style:name="pr7" style:family="presentation" style:parent-style-name="白紙_5f_-backgroundobjects" style:list-style-name="L5">
      <style:graphic-properties draw:stroke="none" svg:stroke-width="0cm" draw:fill="none" draw:fill-color="#ffffff" draw:textarea-vertical-align="middle" draw:auto-grow-height="false" draw:fit-to-size="false" fo:min-height="11.049cm" fo:padding-top="0.13cm" fo:padding-bottom="0.13cm" fo:padding-left="0.25cm" fo:padding-right="0.25cm" fo:wrap-option="wrap"/>
    </style:style>
    <style:style style:name="pr8" style:family="presentation" style:parent-style-name="白紙_5f_-backgroundobjects" style:list-style-name="L5">
      <style:graphic-properties draw:stroke="none" svg:stroke-width="0cm" draw:fill="none" draw:fill-color="#ffffff" draw:textarea-vertical-align="middle" draw:auto-grow-height="false" draw:fit-to-size="false" fo:min-height="11.049cm" fo:padding-top="0.13cm" fo:padding-bottom="0.13cm" fo:padding-left="0.25cm" fo:padding-right="0.25cm" fo:wrap-option="wrap"/>
    </style:style>
    <style:style style:name="pr9" style:family="presentation" style:parent-style-name="白紙_5f_-backgroundobjects" style:list-style-name="L6">
      <style:graphic-properties draw:stroke="none" svg:stroke-width="0.026cm" draw:stroke-linejoin="round" draw:fill="none" draw:fill-color="#ffffff" draw:textarea-vertical-align="bottom" draw:auto-grow-height="false" draw:fit-to-size="false" fo:min-height="12.406cm" fo:padding-top="0.13cm" fo:padding-bottom="0.13cm" fo:padding-left="0.25cm" fo:padding-right="0.25cm" fo:wrap-option="wrap"/>
    </style:style>
    <style:style style:name="pr10" style:family="presentation" style:parent-style-name="白紙_5f_-notes">
      <style:graphic-properties draw:stroke="none" svg:stroke-width="0.026cm" draw:stroke-linejoin="round" draw:fill="none" draw:fill-color="#ffffff" draw:textarea-vertical-align="middle" draw:auto-grow-height="false" draw:fit-to-size="false" fo:min-height="12.406cm" fo:padding-top="0.13cm" fo:padding-bottom="0.13cm" fo:padding-left="0.25cm" fo:padding-right="0.25cm" fo:wrap-option="no-wrap"/>
    </style:style>
    <style:style style:name="P1" style:family="paragraph">
      <style:paragraph-properties fo:margin-top="0cm" fo:margin-bottom="0cm" fo:line-height="100%"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top="0.176cm" fo:margin-bottom="0cm" fo:line-height="100%" fo:text-align="star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margin-top="0cm" fo:margin-bottom="0cm" fo:line-height="100%"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style>
    <style:style style:name="P6" style:family="paragraph">
      <style:paragraph-properties fo:margin-top="0cm" fo:margin-bottom="0cm" fo:line-height="100%" fo:text-align="end" style:punctuation-wrap="hanging" style:writing-mode="lr-tb">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style:paragraph-properties fo:margin-left="1.495cm" fo:margin-right="0cm" fo:margin-top="0.123cm" fo:margin-bottom="0cm" fo:line-height="100%" fo:text-align="start" fo:text-indent="-1.485cm" style:punctuation-wrap="hanging" style:writing-mode="lr-tb">
        <style:tab-stops>
          <style:tab-stop style:position="0cm"/>
        </style:tab-stops>
      </style:paragraph-properties>
    </style:style>
    <style:style style:name="P10"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style>
    <style:style style:name="P11" style:family="paragraph">
      <style:paragraph-properties fo:margin-top="0cm" fo:margin-bottom="0cm" fo:line-height="100%" fo:text-align="center"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2" style:family="paragraph">
      <style:paragraph-properties fo:margin-top="0cm" fo:margin-bottom="0cm" fo:line-height="100%" fo:text-align="end" style:punctuation-wrap="hanging" style:writing-mode="lr-tb">
        <style:tab-stops>
          <style:tab-stop style:position="2.011cm"/>
          <style:tab-stop style:position="4.022cm"/>
          <style:tab-stop style:position="6.033cm"/>
          <style:tab-stop style:position="8.043cm"/>
        </style:tab-stops>
      </style:paragraph-properties>
      <style:text-properties fo:font-size="10pt" style:font-size-asian="14pt" style:font-size-complex="14pt"/>
    </style:style>
    <style:style style:name="P13" style:family="paragraph">
      <loext:graphic-properties draw:fill="none" draw:fill-color="#ffffff"/>
      <style:paragraph-properties fo:text-align="start" style:font-independent-line-spacing="true"/>
      <style:text-properties fo:font-size="10pt" style:font-size-asian="14pt" style:font-size-complex="14pt"/>
    </style:style>
    <style:style style:name="P14" style:family="paragraph">
      <style:paragraph-properties fo:margin-top="0cm" fo:margin-bottom="0cm" fo:line-height="100%" fo:text-align="center" style:writing-mode="lr-tb">
        <style:tab-stops>
          <style:tab-stop style:position="2.011cm"/>
          <style:tab-stop style:position="4.022cm"/>
        </style:tab-stops>
      </style:paragraph-properties>
      <style:text-properties fo:font-size="10pt" style:font-size-asian="14pt" style:font-size-complex="14pt"/>
    </style:style>
    <style:style style:name="P15" style:family="paragraph">
      <style:paragraph-properties fo:margin-left="0cm" fo:margin-right="0cm" fo:margin-top="0cm" fo:margin-bottom="0cm" fo:line-height="100%" fo:text-align="start" fo:text-indent="0.50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7" style:family="paragraph">
      <loext:graphic-properties draw:fill="none"/>
      <style:paragraph-properties fo:text-align="center"/>
    </style:style>
    <style:style style:name="P18" style:family="paragraph">
      <style:paragraph-properties fo:margin-top="0.106cm" fo:margin-bottom="0cm" fo:line-height="156%"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9" style:family="paragraph">
      <loext:graphic-properties draw:fill="solid" draw:fill-color="#7fa3cf"/>
      <style:paragraph-properties fo:margin-top="0.106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20" style:family="paragraph">
      <style:paragraph-properties fo:margin-top="0.088cm" fo:margin-bottom="0cm" fo:line-height="156%"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1" style:family="paragraph">
      <loext:graphic-properties draw:fill="none"/>
      <style:paragraph-properties fo:margin-top="0.088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22" style:family="paragraph">
      <loext:graphic-properties draw:fill="gradient" draw:fill-gradient-name="Gradient_20_4"/>
      <style:paragraph-properties fo:text-align="start" style:font-independent-line-spacing="true"/>
      <style:text-properties fo:font-size="18pt"/>
    </style:style>
    <style:style style:name="P23" style:family="paragraph">
      <loext:graphic-properties draw:fill="gradient" draw:fill-gradient-name="Gradient_20_5"/>
      <style:paragraph-properties fo:text-align="start" style:font-independent-line-spacing="true"/>
      <style:text-properties fo:font-size="18pt"/>
    </style:style>
    <style:style style:name="P24" style:family="paragraph">
      <style:paragraph-properties fo:margin-top="0cm" fo:margin-bottom="0cm" fo:line-height="100%" fo:text-align="start" style:writing-mode="lr-tb"/>
    </style:style>
    <style:style style:name="P25" style:family="paragraph">
      <loext:graphic-properties draw:fill="none"/>
      <style:paragraph-properties fo:margin-top="0cm" fo:margin-bottom="0cm" fo:line-height="100%"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font-size-asian="18pt"/>
    </style:style>
    <style:style style:name="P26" style:family="paragraph">
      <loext:graphic-properties draw:fill="none"/>
      <style:paragraph-properties fo:margin-top="0cm" fo:margin-bottom="0cm" fo:line-height="100%" fo:text-align="center"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style>
    <style:style style:name="P27" style:family="paragraph">
      <loext:graphic-properties draw:fill="none"/>
      <style:paragraph-properties fo:margin-top="0cm" fo:margin-bottom="0cm" fo:line-height="100%" fo:text-align="start" style:writing-mode="lr-tb" style:font-independent-line-spacing="true"/>
      <style:text-properties fo:font-size="18pt" style:font-size-asian="18pt"/>
    </style:style>
    <style:style style:name="P28" style:family="paragraph">
      <loext:graphic-properties draw:fill="none"/>
      <style:paragraph-properties fo:margin-top="0.088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font-size-asian="18pt"/>
    </style:style>
    <style:style style:name="P29" style:family="paragraph">
      <loext:graphic-properties draw:fill="none" draw:fill-color="#ffffff"/>
      <style:paragraph-properties fo:margin-top="0cm" fo:margin-bottom="0cm" fo:line-height="100%" fo:text-align="end" style:punctuation-wrap="hanging" style:writing-mode="lr-tb" style:font-independent-line-spacing="true">
        <style:tab-stops>
          <style:tab-stop style:position="2.011cm"/>
          <style:tab-stop style:position="4.022cm"/>
          <style:tab-stop style:position="6.033cm"/>
          <style:tab-stop style:position="8.043cm"/>
        </style:tab-stops>
      </style:paragraph-properties>
      <style:text-properties fo:font-size="10pt" style:font-size-asian="14pt" style:font-size-complex="14pt"/>
    </style:style>
    <style:style style:name="P30" style:family="paragraph">
      <loext:graphic-properties draw:fill="none" draw:fill-color="#ffffff"/>
      <style:paragraph-properties fo:margin-top="0cm" fo:margin-bottom="0cm" fo:line-height="100%" fo:text-align="center" style:writing-mode="lr-tb" style:font-independent-line-spacing="true">
        <style:tab-stops>
          <style:tab-stop style:position="2.011cm"/>
          <style:tab-stop style:position="4.022cm"/>
        </style:tab-stops>
      </style:paragraph-properties>
      <style:text-properties fo:font-size="10pt" style:font-size-asian="14pt" style:font-size-complex="14pt"/>
    </style:style>
    <style:style style:name="P31" style:family="paragraph">
      <loext:graphic-properties draw:fill="none" draw:fill-color="#ffffff"/>
      <style:paragraph-properties fo:margin-top="0cm" fo:margin-bottom="0cm" fo:line-height="100%" fo:text-align="end" style:punctuation-wrap="hanging" style:writing-mode="lr-tb" style:font-independent-line-spacing="true">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32" style:family="paragraph">
      <loext:graphic-properties draw:fill="none" draw:fill-color="#ffffff"/>
      <style:paragraph-properties fo:text-align="start" style:font-independent-line-spacing="true"/>
      <style:text-properties fo:font-size="18pt" style:font-size-asian="20pt"/>
    </style:style>
    <style:style style:name="T1" style:family="text">
      <style:text-properties fo:font-variant="normal" fo:text-transform="none" fo:color="#000000" style:text-line-through-style="none" style:text-line-through-type="none" style:text-position="0% 100%" style:font-name="Meiryo UI1" fo:font-size="32pt" fo:letter-spacing="normal" fo:font-style="normal" style:text-underline-style="none" fo:font-weight="normal" style:font-name-asian="ＭＳ Ｐゴシック" style:font-size-asian="32pt" style:font-style-asian="normal" style:font-weight-asian="normal" style:font-name-complex="Meiryo UI1"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eiryo UI1" fo:font-size="20pt" fo:letter-spacing="normal" fo:font-style="normal" style:text-underline-style="solid" style:text-underline-width="auto" style:text-underline-color="font-color" fo:font-weight="normal" style:font-name-asian="ＭＳ Ｐゴシック" style:font-size-asian="20pt" style:font-style-asian="normal" style:font-weight-asian="normal" style:font-name-complex="Meiryo UI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eiryo UI1" fo:font-size="24pt" fo:letter-spacing="normal" fo:font-style="normal" style:text-underline-style="none" fo:font-weight="normal" style:font-name-asian="ＭＳ Ｐゴシック" style:font-size-asian="24pt" style:font-style-asian="normal" style:font-weight-asian="normal" style:font-name-complex="Meiryo UI1" style:font-size-complex="24pt" style:font-style-complex="normal" style:font-weight-complex="normal"/>
    </style:style>
    <style:style style:name="T4"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 style:font-size-asian="10pt" style:font-style-asian="normal" style:font-weight-asian="normal" style:font-name-complex="Meiryo UI"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ＭＳ Ｐ明朝3"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eiryo UI1" fo:font-size="14pt" fo:letter-spacing="normal" fo:font-style="normal" style:text-underline-style="none" fo:font-weight="normal" style:font-name-asian="ＭＳ Ｐゴシック" style:font-size-asian="14pt" style:font-style-asian="normal" style:font-weight-asian="normal" style:font-name-complex="Meiryo UI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eiryo UI1" fo:font-size="20pt" fo:letter-spacing="normal" fo:font-style="normal" style:text-underline-style="none" fo:font-weight="normal" style:font-name-asian="ＭＳ Ｐゴシック" style:font-size-asian="20pt" style:font-style-asian="normal" style:font-weight-asian="normal" style:font-name-complex="Meiryo UI1" style:font-size-complex="20pt" style:font-style-complex="normal" style:font-weight-complex="normal"/>
    </style:style>
    <style:style style:name="T8"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 style:font-size-asian="10pt" style:font-style-asian="normal" style:font-weight-asian="normal" style:font-name-complex="Meiryo UI1"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eiryo UI1" fo:font-size="18pt" fo:letter-spacing="normal" fo:font-style="normal" style:text-underline-style="solid" style:text-underline-width="auto" style:text-underline-color="font-color" fo:font-weight="bold" style:font-name-asian="ＭＳ Ｐゴシック" style:font-size-asian="18pt" style:font-style-asian="normal" style:font-weight-asian="bold" style:font-name-complex="Meiryo UI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Meiryo UI1" fo:font-size="18pt" fo:letter-spacing="normal" fo:font-style="normal" style:text-underline-style="none" fo:font-weight="normal" style:font-name-asian="ＭＳ Ｐゴシック" style:font-size-asian="18pt" style:font-style-asian="normal" style:font-weight-asian="normal" style:font-name-complex="Meiryo UI1"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メイリオ1" fo:font-size="12pt" fo:letter-spacing="normal" fo:font-style="normal" style:text-underline-style="none" fo:font-weight="bold" style:font-name-asian="ＭＳ Ｐゴシック" style:font-size-asian="12pt" style:font-style-asian="normal" style:font-weight-asian="bold" style:font-name-complex="メイリオ1"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メイリオ1" fo:font-size="10pt" fo:letter-spacing="normal" fo:font-style="normal" style:text-underline-style="none" fo:font-weight="normal" style:font-name-asian="ＭＳ Ｐゴシック" style:font-size-asian="10pt" style:font-style-asian="normal" style:font-weight-asian="normal" style:font-name-complex="メイリオ1"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4" fo:font-size="10pt" fo:letter-spacing="normal" fo:font-style="normal"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4" fo:font-size="8pt" fo:letter-spacing="normal" fo:font-style="normal" style:text-underline-style="none" fo:font-weight="normal" style:font-name-asian="ＭＳ Ｐゴシック"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a">
        <style:list-level-properties text:space-before="1.10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style:font-name="Times New Roman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xml:id="id1" draw:id="id1">
        <office:forms form:automatic-focus="false" form:apply-design-mode="false"/>
        <draw:custom-shape draw:name="Text Box 1" draw:style-name="gr1" draw:text-style-name="P2" draw:layer="layout" svg:width="23cm" svg:height="3.2cm" svg:x="1.098cm" svg:y="6.125cm">
          <text:p text:style-name="P1"><text:span text:style-name="T1"><text:line-break/></text:span><text:span text:style-name="T1">アンケート調査協力システム</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2" draw:text-style-name="P4" draw:layer="layout" svg:width="12.02cm" svg:height="1.348cm" svg:x="1.098cm" svg:y="3.523cm">
          <text:p text:style-name="P3"><text:span text:style-name="T2">模擬プロジェクト研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3" draw:text-style-name="P5" draw:layer="layout" svg:width="13.201cm" svg:height="3.474cm" svg:x="10.8cm" svg:y="13.326cm">
          <text:p text:style-name="P1"><text:span text:style-name="T3">日付　</text:span><text:span text:style-name="T3">2017</text:span><text:span text:style-name="T3">年</text:span><text:span text:style-name="T3">6</text:span><text:span text:style-name="T3">月</text:span><text:span text:style-name="T3">1</text:span><text:span text:style-name="T3">日</text:span></text:p>
          <text:p text:style-name="P1"><text:span text:style-name="T3">会社名　株式会社プライムテクノ</text:span></text:p>
          <text:p text:style-name="P1"><text:span text:style-name="T3">名前　荒張　武</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1" draw:text-style-name="P7" draw:layer="layout" svg:width="9.189cm" svg:height="1.004cm" svg:x="15.901cm" svg:y="18.036cm" presentation:class="footer" presentation:user-transformed="true">
          <draw:text-box>
            <text:p text:style-name="P6"><text:span text:style-name="T4">©2015 Tech Fun Corporation All rights reserved.</text:span></text:p>
          </draw:text-box>
        </draw:frame>
        <anim:par presentation:node-type="timing-root">
          <anim:par smil:begin="id1.begin">
            <anim:transitionFilter smil:dur="2s" smil:type="fade" smil:subtype="fadeOverColor"/>
          </anim:par>
          <anim:seq smil:dur="indefinite" presentation:node-type="main-sequence"/>
        </anim:par>
        <presentation:notes draw:style-name="dp2">
          <draw:frame draw:name="Rectangle 8" presentation:style-name="pr2"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1" presentation:class="page"/>
          <draw:frame draw:name="Rectangle 2" presentation:style-name="pr3" draw:text-style-name="P8" draw:layer="layout" svg:width="15.107cm" svg:height="12.408cm" svg:x="1.887cm" svg:y="13.097cm" presentation:class="notes" presentation:placeholder="true" presentation:user-transformed="true">
            <draw:text-box/>
          </draw:frame>
        </presentation:notes>
      </draw:page>
      <draw:page draw:name="page2"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はじめ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 draw:text-style-name="P2" draw:layer="layout" svg:width="23.203cm" svg:height="15.199cm" svg:x="1.098cm" svg:y="2.725cm">
          <text:p text:style-name="P9"><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6" draw:text-style-name="P2" draw:layer="layout" svg:width="21.201cm" svg:height="8.801cm" svg:x="2.099cm" svg:y="3.325cm">
          <text:p text:style-name="P10"><text:span text:style-name="T7">　今回模擬プロジェクトでこのシステムを企画したのは、学生時代の妥協の経験が理由です。</text:span></text:p>
          <text:p text:style-name="P10"><text:span text:style-name="T7"><text:tab/></text:span><text:span text:style-name="T7">卒業論文を制作する際、当初の予定にあったアンケート調査を、必要サンプル数の確保ができなかったため断念し、結局その分野の協会が行っていたアンケート調査を利用する形になりました。</text:span></text:p>
          <text:p text:style-name="P10"><text:span text:style-name="T7">　その時に思った、誰でもアンケート調査が気軽に行えるサイトがあればいいのにという考えが、このシステムを企画するに至った主な経緯です。</text:span></text:p>
          <text:p text:style-name="P10"><text:span text:style-name="T7"/></text:p>
          <text:p text:style-name="P10"><text:span text:style-name="T7">　また、研修の成果を発表するにあたって、研修前までは空想でしかなかったものが自分の力で作り出すことができるようになったというのは、成長具合がわかりやすくて良く、模擬プロジェクトの企画としてうってつけだと感じたのも理由の一つです。</text:span></text:p>
          <text:p text:style-name="P10"><text:span text:style-name="T7"/></text:p>
          <text:p text:style-name="P10"><text:span text:style-name="T7"/></text:p>
          <text:p text:style-name="P10"><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7" draw:text-style-name="P2"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8"><text:page-number>&lt;番号&gt;</text:page-number></text:span></text:p>
          </draw:text-box>
        </draw:frame>
        <presentation:notes draw:style-name="dp2">
          <draw:frame draw:name="Rectangle 8" presentation:style-name="pr5"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2" presentation:class="page"/>
          <draw:frame draw:name="Rectangle 2" presentation:style-name="pr6" draw:text-style-name="P8" draw:layer="layout" svg:width="15.107cm" svg:height="12.408cm" svg:x="1.887cm" svg:y="13.097cm" presentation:class="notes" presentation:placeholder="true" presentation:user-transformed="true">
            <draw:text-box/>
          </draw:frame>
        </presentation:notes>
      </draw:page>
      <draw:page draw:name="page3"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システム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 draw:text-style-name="P2" draw:layer="layout" svg:width="23.203cm" svg:height="15.199cm" svg:x="1.098cm" svg:y="2.725cm">
          <text:p text:style-name="P9"><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2" xml:id="id2" draw:id="id2" draw:layer="layout" svg:width="11.001cm" svg:height="1.022cm" svg:x="1.698cm" svg:y="3.126cm">
          <text:p text:style-name="P1"><text:span text:style-name="T9">1.</text:span><text:span text:style-name="T9">システム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8" draw:text-style-name="P2" xml:id="id3" draw:id="id3" draw:layer="layout" svg:width="21.801cm" svg:height="1.106cm" svg:x="2.099cm" svg:y="4.326cm">
          <text:p text:style-name="P1"><text:span text:style-name="T7">アンケート調査協力システム</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7" draw:text-style-name="P2"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8" draw:text-style-name="P2" xml:id="id4" draw:id="id4" draw:layer="layout" svg:width="11.001cm" svg:height="1.022cm" svg:x="1.698cm" svg:y="6.125cm">
          <text:p text:style-name="P1"><text:span text:style-name="T9">2.</text:span><text:span text:style-name="T9">システム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 draw:text-style-name="P2" xml:id="id5" draw:id="id5" draw:layer="layout" svg:width="21.801cm" svg:height="8.641cm" svg:x="2.099cm" svg:y="7.325cm">
          <text:p text:style-name="P15"><text:span text:style-name="T10">当システムは、アンケート作成、アンケート回答が誰でも行うことができ、またその結果を閲覧する機能を提供する。</text:span></text:p>
          <text:p text:style-name="P15"><text:span text:style-name="T10">アンケート調査を行いたい者を使用対象者とし、複数のアンケートを作成するためにはアンケートに回答してポイントを集める必要があり、それによってアンケートの回答サンプルが増えるという仕組みになっている。</text:span></text:p>
          <text:p text:style-name="P15"><text:span text:style-name="T10">主に以下の</text:span><text:span text:style-name="T10">4</text:span><text:span text:style-name="T10">つの機能に大別される。</text:span></text:p>
          <text:p text:style-name="P15"><text:span text:style-name="T10"/></text:p>
          <text:list text:style-name="L3">
            <text:list-item>
              <text:p text:style-name="P16"><text:span text:style-name="T10">ユーザ登録・ログイン機能</text:span><text:span text:style-name="T10"><text:tab/></text:span></text:p>
            </text:list-item>
            <text:list-item>
              <text:p text:style-name="P16"><text:span text:style-name="T10">アンケート作成機能</text:span></text:p>
            </text:list-item>
            <text:list-item>
              <text:p text:style-name="P16"><text:span text:style-name="T10">アンケート回答機能</text:span></text:p>
            </text:list-item>
            <text:list-item>
              <text:p text:style-name="P16"><text:span text:style-name="T10">アンケート閲覧機能</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8"><text:page-number>&lt;番号&gt;</text:page-number></text:span></text:p>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2" smil:attributeName="visibility" smil:to="visible"/>
                  <anim:transitionFilter smil:dur="0.5s" smil:targetElement="id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3" smil:attributeName="visibility" smil:to="visible"/>
                  <anim:transitionFilter smil:dur="0.5s" smil:targetElement="id3"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4" smil:attributeName="visibility" smil:to="visible"/>
                  <anim:transitionFilter smil:dur="0.5s" smil:targetElement="id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5" smil:attributeName="visibility" smil:to="visible"/>
                  <anim:transitionFilter smil:dur="0.5s" smil:targetElement="id5" smil:type="checkerBoardWipe" smil:subtype="across"/>
                </anim:par>
              </anim:par>
            </anim:par>
          </anim:seq>
        </anim:par>
        <presentation:notes draw:style-name="dp2">
          <draw:frame draw:name="Rectangle 8" presentation:style-name="pr5"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3" presentation:class="page"/>
          <draw:frame draw:name="Rectangle 2" presentation:style-name="pr6" draw:text-style-name="P8" draw:layer="layout" svg:width="15.107cm" svg:height="12.408cm" svg:x="1.887cm" svg:y="13.097cm" presentation:class="notes" presentation:placeholder="true" presentation:user-transformed="true">
            <draw:text-box/>
          </draw:frame>
        </presentation:notes>
      </draw:page>
      <draw:page draw:name="page4"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 draw:text-style-name="P2" draw:layer="layout" svg:width="23.203cm" svg:height="15.199cm" svg:x="1.098cm" svg:y="2.725cm">
          <text:p text:style-name="P9"><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2" xml:id="id6" draw:id="id6" draw:layer="layout" svg:width="11.001cm" svg:height="1.022cm" svg:x="1.698cm" svg:y="3.126cm">
          <text:p text:style-name="P1"><text:span text:style-name="T9">1.</text:span><text:span text:style-name="T9">ユーザ登録・ログイン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8" draw:text-style-name="P2" xml:id="id7" draw:id="id7" draw:layer="layout" svg:width="21.801cm" svg:height="3.309cm" svg:x="2.099cm" svg:y="4.326cm">
          <text:p text:style-name="P1"><text:span text:style-name="T10">利用者の情報を登録・管理する機能。</text:span></text:p>
          <text:list text:style-name="L4">
            <text:list-item>
              <text:p text:style-name="P1"><text:span text:style-name="T10">利用者の登録</text:span></text:p>
            </text:list-item>
            <text:list-item>
              <text:p text:style-name="P1"><text:span text:style-name="T10">登録したユーザのログイン・ログアウト</text:span></text:p>
            </text:list-item>
            <text:list-item>
              <text:p text:style-name="P1"><text:span text:style-name="T10">現在ポイントの管理</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7" draw:text-style-name="P2"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8" draw:text-style-name="P2" xml:id="id8" draw:id="id8" draw:layer="layout" svg:width="11.001cm" svg:height="1.022cm" svg:x="1.698cm" svg:y="9.759cm">
          <text:p text:style-name="P1"><text:span text:style-name="T9">2.</text:span><text:span text:style-name="T9">アンケート作成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 draw:text-style-name="P2" xml:id="id9" draw:id="id9" draw:layer="layout" svg:width="21.801cm" svg:height="2.547cm" svg:x="2.099cm" svg:y="10.963cm">
          <text:p text:style-name="P1"><text:span text:style-name="T10">アンケートを作成する機能。</text:span></text:p>
          <text:list text:style-name="L4">
            <text:list-item>
              <text:p text:style-name="P1"><text:span text:style-name="T10">アンケート作成</text:span></text:p>
            </text:list-item>
            <text:list-item>
              <text:p text:style-name="P1"><text:span text:style-name="T10">作成したユーザのポイント消費</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8"><text:page-number>&lt;番号&gt;</text:page-number></text:span></text:p>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7" smil:attributeName="visibility" smil:to="visible"/>
                  <anim:transitionFilter smil:dur="0.5s" smil:targetElement="id7"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8" smil:attributeName="visibility" smil:to="visible"/>
                  <anim:transitionFilter smil:dur="0.5s" smil:targetElement="id8"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9" smil:attributeName="visibility" smil:to="visible"/>
                  <anim:transitionFilter smil:dur="0.5s" smil:targetElement="id9" smil:type="checkerBoardWipe" smil:subtype="across"/>
                </anim:par>
              </anim:par>
            </anim:par>
          </anim:seq>
        </anim:par>
        <presentation:notes draw:style-name="dp2">
          <draw:frame draw:name="Rectangle 8" presentation:style-name="pr5"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4" presentation:class="page"/>
          <draw:frame draw:name="Rectangle 2" presentation:style-name="pr6" draw:text-style-name="P8" draw:layer="layout" svg:width="15.107cm" svg:height="12.408cm" svg:x="1.887cm" svg:y="13.097cm" presentation:class="notes" presentation:placeholder="true" presentation:user-transformed="true">
            <draw:text-box/>
          </draw:frame>
        </presentation:notes>
      </draw:page>
      <draw:page draw:name="page5"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 draw:text-style-name="P2" draw:layer="layout" svg:width="23.203cm" svg:height="15.199cm" svg:x="1.098cm" svg:y="2.725cm">
          <text:p text:style-name="P9"><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2" xml:id="id10" draw:id="id10" draw:layer="layout" svg:width="11.001cm" svg:height="1.022cm" svg:x="1.698cm" svg:y="3.126cm">
          <text:p text:style-name="P1"><text:span text:style-name="T9">3.</text:span><text:span text:style-name="T9">アンケート回答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8" draw:text-style-name="P2" xml:id="id11" draw:id="id11" draw:layer="layout" svg:width="21.801cm" svg:height="2.547cm" svg:x="2.099cm" svg:y="4.326cm">
          <text:p text:style-name="P1"><text:span text:style-name="T10">アンケートに回答する機能。</text:span></text:p>
          <text:list text:style-name="L4">
            <text:list-item>
              <text:p text:style-name="P1"><text:span text:style-name="T10">回答情報登録</text:span></text:p>
            </text:list-item>
            <text:list-item>
              <text:p text:style-name="P1"><text:span text:style-name="T10">回答したユーザのポイント獲得処理</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7" draw:text-style-name="P2"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8" draw:text-style-name="P2" xml:id="id12" draw:id="id12" draw:layer="layout" svg:width="14.802cm" svg:height="1.022cm" svg:x="1.698cm" svg:y="7.391cm">
          <text:p text:style-name="P1"><text:span text:style-name="T9">4.</text:span><text:span text:style-name="T9">アンケート閲覧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8" draw:text-style-name="P2" xml:id="id13" draw:id="id13" draw:layer="layout" svg:width="21.801cm" svg:height="1.785cm" svg:x="2.099cm" svg:y="8.59cm">
          <text:p text:style-name="P1"><text:span text:style-name="T10">アンケート結果を閲覧する機能。</text:span></text:p>
          <text:list text:style-name="L4">
            <text:list-item>
              <text:p text:style-name="P1"><text:span text:style-name="T10">アンケート閲覧</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8"><text:page-number>&lt;番号&gt;</text:page-number></text:span></text:p>
          </draw:text-box>
        </draw:fram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10" smil:attributeName="visibility" smil:to="visible"/>
                  <anim:transitionFilter smil:dur="0.5s" smil:targetElement="id10"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anim:par>
            <anim:par smil:begin="next" smil:fill="hold" presentation:node-type="on-click">
              <anim:par smil:begin="0s" smil:fill="hold" presentation:node-type="with-previous">
                <anim:par smil:begin="0s" smil:fill="hold" presentation:node-type="on-click" presentation:preset-class="entrance" presentation:preset-id="ooo-entrance-checkerboard" presentation:preset-sub-type="across">
                  <anim:set smil:begin="0s" smil:dur="0.001s" smil:fill="hold" smil:targetElement="id12" smil:attributeName="visibility" smil:to="visible"/>
                  <anim:transitionFilter smil:dur="0.5s" smil:targetElement="id12"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3" smil:attributeName="visibility" smil:to="visible"/>
                  <anim:transitionFilter smil:dur="0.5s" smil:targetElement="id13" smil:type="checkerBoardWipe" smil:subtype="across"/>
                </anim:par>
              </anim:par>
            </anim:par>
          </anim:seq>
        </anim:par>
        <presentation:notes draw:style-name="dp2">
          <draw:frame draw:name="Rectangle 8" presentation:style-name="pr5"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5" presentation:class="page"/>
          <draw:frame draw:name="Rectangle 2" presentation:style-name="pr6" draw:text-style-name="P8" draw:layer="layout" svg:width="15.107cm" svg:height="12.408cm" svg:x="1.887cm" svg:y="13.097cm" presentation:class="notes" presentation:placeholder="true" presentation:user-transformed="true">
            <draw:text-box/>
          </draw:frame>
        </presentation:notes>
      </draw:page>
      <draw:page draw:name="page6"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画面遷移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5" draw:text-style-name="P2" draw:layer="layout" svg:width="23.203cm" svg:height="15.199cm" svg:x="1.098cm" svg:y="2.725cm">
          <text:p text:style-name="P9"><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8"><text:page-number>&lt;番号&gt;</text:page-number></text:span></text:p>
          </draw:text-box>
        </draw:frame>
        <draw:frame draw:style-name="gr9" draw:text-style-name="P17" draw:layer="layout" svg:width="25.399cm" svg:height="13.754cm" svg:x="0.013cm" svg:y="2.673cm">
          <draw:image xlink:href="Pictures/10000000000005EC0000033582EDFCC3.png" xlink:type="simple" xlink:show="embed" xlink:actuate="onLoad">
            <text:p/>
          </draw:image>
        </draw:frame>
        <presentation:notes draw:style-name="dp2">
          <draw:frame draw:name="Rectangle 8" presentation:style-name="pr5"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6" presentation:class="page"/>
          <draw:frame draw:name="Rectangle 2" presentation:style-name="pr6" draw:text-style-name="P8" draw:layer="layout" svg:width="15.107cm" svg:height="12.408cm" svg:x="1.887cm" svg:y="13.097cm" presentation:class="notes" presentation:placeholder="true" presentation:user-transformed="true">
            <draw:text-box/>
          </draw:frame>
        </presentation:notes>
      </draw:page>
      <draw:page draw:name="page7"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開発スケジュー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10" draw:text-style-name="P19" draw:layer="layout" svg:width="8.37cm" svg:height="2.021cm" svg:x="1.098cm" svg:y="4.987cm">
            <text:p text:style-name="P18"><text:span text:style-name="T11">タス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9" draw:layer="layout" svg:width="2.429cm" svg:height="3.032cm" svg:x="9.469cm" svg:y="4.987cm">
            <text:p text:style-name="P18"><text:span text:style-name="T11">担当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19" draw:layer="layout" svg:width="12.992cm" svg:height="1.01cm" svg:x="11.899cm" svg:y="4.987cm">
            <text:p text:style-name="P18"><text:span text:style-name="T11">2017</text:span><text:span text:style-name="T11">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19" draw:layer="layout" svg:width="12.992cm" svg:height="1.01cm" svg:x="11.899cm" svg:y="5.999cm">
            <text:p text:style-name="P18"><text:span text:style-name="T11">５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19" draw:layer="layout" svg:width="3.444cm" svg:height="1.01cm" svg:x="1.098cm" svg:y="7.01cm">
            <text:p text:style-name="P18"><text:span text:style-name="T11">大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4" draw:text-style-name="P19" draw:layer="layout" svg:width="4.926cm" svg:height="1.01cm" svg:x="4.543cm" svg:y="7.01cm">
            <text:p text:style-name="P18"><text:span text:style-name="T11">小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19" draw:layer="layout" svg:width="2.165cm" svg:height="1.01cm" svg:x="11.899cm" svg:y="7.01cm">
            <text:p text:style-name="P18"><text:span text:style-name="T11">~19</text:span><text:span text:style-name="T11">日</text:span><text:span text:style-name="T11"><text:tab/></text:span><text:span text:style-name="T1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19" draw:layer="layout" svg:width="2.165cm" svg:height="1.01cm" svg:x="14.064cm" svg:y="7.01cm">
            <text:p text:style-name="P18"><text:span text:style-name="T11">~23</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19" draw:layer="layout" svg:width="2.165cm" svg:height="1.01cm" svg:x="16.231cm" svg:y="7.01cm">
            <text:p text:style-name="P18"><text:span text:style-name="T11">~25</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19" draw:layer="layout" svg:width="2.165cm" svg:height="1.01cm" svg:x="18.396cm" svg:y="7.01cm">
            <text:p text:style-name="P18"><text:span text:style-name="T11">~29</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5" draw:text-style-name="P19" draw:layer="layout" svg:width="2.165cm" svg:height="1.01cm" svg:x="20.562cm" svg:y="7.01cm">
            <text:p text:style-name="P18"><text:span text:style-name="T11">~31</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5" draw:text-style-name="P19" draw:layer="layout" svg:width="2.165cm" svg:height="1.01cm" svg:x="22.727cm" svg:y="7.01cm">
            <text:p text:style-name="P18"><text:span text:style-name="T11">6</text:span><text:span text:style-name="T11">月</text:span><text:span text:style-name="T11">1</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6" draw:text-style-name="P21" draw:layer="layout" svg:width="3.444cm" svg:height="2.853cm" svg:x="1.098cm" svg:y="8.021cm">
            <text:p text:style-name="P20"><text:span text:style-name="T12">要件定義・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7" draw:text-style-name="P21" draw:layer="layout" svg:width="4.926cm" svg:height="0.95cm" svg:x="4.543cm" svg:y="8.021cm">
            <text:p text:style-name="P20"><text:span text:style-name="T12">企画立案・要件定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8" draw:text-style-name="P21" draw:layer="layout" svg:width="2.429cm" svg:height="0.95cm" svg:x="9.469cm" svg:y="8.021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4" draw:layer="layout" svg:width="2.165cm" svg:height="0.95cm" svg:x="11.899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 draw:text-style-name="P4" draw:layer="layout" svg:width="2.165cm" svg:height="0.95cm" svg:x="14.065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9" draw:text-style-name="P4" draw:layer="layout" svg:width="2.165cm" svg:height="0.95cm" svg:x="16.231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9" draw:text-style-name="P4" draw:layer="layout" svg:width="2.165cm" svg:height="0.95cm" svg:x="18.396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4" draw:layer="layout" svg:width="2.165cm" svg:height="0.95cm" svg:x="20.562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9" draw:text-style-name="P4" draw:layer="layout" svg:width="2.165cm" svg:height="0.95cm" svg:x="22.727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7" draw:text-style-name="P21" draw:layer="layout" svg:width="4.926cm" svg:height="0.95cm" svg:x="4.543cm" svg:y="8.972cm">
            <text:p text:style-name="P20"><text:span text:style-name="T12">画面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8" draw:text-style-name="P21" draw:layer="layout" svg:width="2.429cm" svg:height="0.95cm" svg:x="9.469cm" svg:y="8.972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9" draw:text-style-name="P4" draw:layer="layout" svg:width="2.165cm" svg:height="0.95cm" svg:x="11.899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9" draw:text-style-name="P4" draw:layer="layout" svg:width="2.165cm" svg:height="0.95cm" svg:x="14.065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9" draw:text-style-name="P4" draw:layer="layout" svg:width="2.165cm" svg:height="0.95cm" svg:x="16.231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9" draw:text-style-name="P4" draw:layer="layout" svg:width="2.165cm" svg:height="0.95cm" svg:x="18.396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9" draw:text-style-name="P4" draw:layer="layout" svg:width="2.165cm" svg:height="0.95cm" svg:x="20.562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9" draw:text-style-name="P4" draw:layer="layout" svg:width="2.165cm" svg:height="0.95cm" svg:x="22.727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7" draw:text-style-name="P21" draw:layer="layout" svg:width="4.926cm" svg:height="0.95cm" svg:x="4.543cm" svg:y="9.923cm">
            <text:p text:style-name="P20"><text:span text:style-name="T12">テーブル設計・詳細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8" draw:text-style-name="P21" draw:layer="layout" svg:width="2.429cm" svg:height="0.95cm" svg:x="9.469cm" svg:y="9.923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9" draw:text-style-name="P4" draw:layer="layout" svg:width="2.165cm" svg:height="0.95cm" svg:x="11.899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9" draw:text-style-name="P4" draw:layer="layout" svg:width="2.165cm" svg:height="0.95cm" svg:x="14.065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9" draw:text-style-name="P4" draw:layer="layout" svg:width="2.165cm" svg:height="0.95cm" svg:x="16.231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9" draw:text-style-name="P4" draw:layer="layout" svg:width="2.165cm" svg:height="0.95cm" svg:x="18.396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9" draw:text-style-name="P4" draw:layer="layout" svg:width="2.165cm" svg:height="0.95cm" svg:x="20.562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4" draw:layer="layout" svg:width="2.165cm" svg:height="0.95cm" svg:x="22.727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0" draw:text-style-name="P21" draw:layer="layout" svg:width="4.926cm" svg:height="0.945cm" svg:x="4.543cm" svg:y="10.875cm">
            <text:p text:style-name="P20"><text:span text:style-name="T12">ユーザ登録ログイン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1" draw:text-style-name="P21" draw:layer="layout" svg:width="2.429cm" svg:height="0.945cm" svg:x="9.469cm" svg:y="10.875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2" draw:text-style-name="P4" draw:layer="layout" svg:width="2.165cm" svg:height="0.945cm" svg:x="11.899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2" draw:text-style-name="P4" draw:layer="layout" svg:width="2.165cm" svg:height="0.945cm" svg:x="14.065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2" draw:text-style-name="P4" draw:layer="layout" svg:width="2.165cm" svg:height="0.945cm" svg:x="16.231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2" draw:text-style-name="P4" draw:layer="layout" svg:width="2.165cm" svg:height="0.945cm" svg:x="18.396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2" draw:text-style-name="P4" draw:layer="layout" svg:width="2.165cm" svg:height="0.945cm" svg:x="20.562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2" draw:text-style-name="P4" draw:layer="layout" svg:width="2.165cm" svg:height="0.945cm" svg:x="22.727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21" draw:layer="layout" svg:width="3.444cm" svg:height="1.897cm" svg:x="1.098cm" svg:y="14.675cm">
            <text:p text:style-name="P20"><text:span text:style-name="T12">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7" draw:text-style-name="P21" draw:layer="layout" svg:width="4.926cm" svg:height="0.95cm" svg:x="4.543cm" svg:y="11.821cm">
            <text:p text:style-name="P20"><text:span text:style-name="T12">アンケート作成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8" draw:text-style-name="P21" draw:layer="layout" svg:width="2.429cm" svg:height="0.95cm" svg:x="9.469cm" svg:y="11.821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9" draw:text-style-name="P4" draw:layer="layout" svg:width="2.165cm" svg:height="0.95cm" svg:x="11.899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9" draw:text-style-name="P4" draw:layer="layout" svg:width="2.165cm" svg:height="0.95cm" svg:x="14.065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9" draw:text-style-name="P4" draw:layer="layout" svg:width="2.165cm" svg:height="0.95cm" svg:x="16.231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9" draw:text-style-name="P4" draw:layer="layout" svg:width="2.165cm" svg:height="0.95cm" svg:x="18.396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9" draw:text-style-name="P4" draw:layer="layout" svg:width="2.165cm" svg:height="0.95cm" svg:x="20.562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9" draw:text-style-name="P4" draw:layer="layout" svg:width="2.165cm" svg:height="0.95cm" svg:x="22.727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21" draw:layer="layout" svg:width="4.926cm" svg:height="0.95cm" svg:x="4.543cm" svg:y="12.772cm">
            <text:p text:style-name="P20"><text:span text:style-name="T12">アンケート回答・閲覧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8" draw:text-style-name="P21" draw:layer="layout" svg:width="2.429cm" svg:height="0.95cm" svg:x="9.469cm" svg:y="12.772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9" draw:text-style-name="P4" draw:layer="layout" svg:width="2.165cm" svg:height="0.95cm" svg:x="11.899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4" draw:layer="layout" svg:width="2.165cm" svg:height="0.95cm" svg:x="14.065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9" draw:text-style-name="P4" draw:layer="layout" svg:width="2.165cm" svg:height="0.95cm" svg:x="16.231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9" draw:text-style-name="P4" draw:layer="layout" svg:width="2.165cm" svg:height="0.95cm" svg:x="18.396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9" draw:text-style-name="P4" draw:layer="layout" svg:width="2.165cm" svg:height="0.95cm" svg:x="20.562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9" draw:text-style-name="P4" draw:layer="layout" svg:width="2.165cm" svg:height="0.95cm" svg:x="22.727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7" draw:text-style-name="P21" draw:layer="layout" svg:width="4.926cm" svg:height="0.95cm" svg:x="4.543cm" svg:y="13.724cm">
            <text:p text:style-name="P20"><text:span text:style-name="T12">デザイ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8" draw:text-style-name="P21" draw:layer="layout" svg:width="2.429cm" svg:height="0.95cm" svg:x="9.469cm" svg:y="13.724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9" draw:text-style-name="P4" draw:layer="layout" svg:width="2.165cm" svg:height="0.95cm" svg:x="11.899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9" draw:text-style-name="P4" draw:layer="layout" svg:width="2.165cm" svg:height="0.95cm" svg:x="14.065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9" draw:text-style-name="P4" draw:layer="layout" svg:width="2.165cm" svg:height="0.95cm" svg:x="16.231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9" draw:text-style-name="P4" draw:layer="layout" svg:width="2.165cm" svg:height="0.95cm" svg:x="18.396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9" draw:text-style-name="P4" draw:layer="layout" svg:width="2.165cm" svg:height="0.95cm" svg:x="20.562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9" draw:text-style-name="P4" draw:layer="layout" svg:width="2.165cm" svg:height="0.95cm" svg:x="22.727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20" draw:text-style-name="P21" draw:layer="layout" svg:width="4.926cm" svg:height="0.945cm" svg:x="4.543cm" svg:y="14.675cm">
            <text:p text:style-name="P20"><text:span text:style-name="T12">単体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21" draw:text-style-name="P21" draw:layer="layout" svg:width="2.429cm" svg:height="0.945cm" svg:x="9.469cm" svg:y="14.675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2" draw:text-style-name="P4" draw:layer="layout" svg:width="2.165cm" svg:height="0.945cm" svg:x="11.899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22" draw:text-style-name="P4" draw:layer="layout" svg:width="2.165cm" svg:height="0.945cm" svg:x="14.065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2" draw:text-style-name="P4" draw:layer="layout" svg:width="2.165cm" svg:height="0.945cm" svg:x="16.231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2" draw:text-style-name="P4" draw:layer="layout" svg:width="2.165cm" svg:height="0.945cm" svg:x="18.396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2" draw:text-style-name="P4" draw:layer="layout" svg:width="2.165cm" svg:height="0.945cm" svg:x="20.562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2" draw:text-style-name="P4" draw:layer="layout" svg:width="2.165cm" svg:height="0.945cm" svg:x="22.727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7" draw:text-style-name="P21" draw:layer="layout" svg:width="4.926cm" svg:height="0.95cm" svg:x="4.543cm" svg:y="15.622cm">
            <text:p text:style-name="P20"><text:span text:style-name="T12">結合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18" draw:text-style-name="P21" draw:layer="layout" svg:width="2.429cm" svg:height="0.95cm" svg:x="9.469cm" svg:y="15.622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9" draw:text-style-name="P4" draw:layer="layout" svg:width="2.165cm" svg:height="0.95cm" svg:x="11.899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9" draw:text-style-name="P4" draw:layer="layout" svg:width="2.165cm" svg:height="0.95cm" svg:x="14.065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9" draw:text-style-name="P4" draw:layer="layout" svg:width="2.165cm" svg:height="0.95cm" svg:x="16.231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9" draw:text-style-name="P4" draw:layer="layout" svg:width="2.165cm" svg:height="0.95cm" svg:x="18.396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9" draw:text-style-name="P4" draw:layer="layout" svg:width="2.165cm" svg:height="0.95cm" svg:x="20.562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9" draw:text-style-name="P4" draw:layer="layout" svg:width="2.165cm" svg:height="0.95cm" svg:x="22.727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7" draw:text-style-name="P21" draw:layer="layout" svg:width="4.926cm" svg:height="0.95cm" svg:x="4.543cm" svg:y="16.573cm">
            <text:p text:style-name="P20"><text:span text:style-name="T12">プレゼン準備</text:span><text:span text:style-name="T12">/</text:span><text:span text:style-name="T12">プレゼ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8" draw:text-style-name="P21" draw:layer="layout" svg:width="2.429cm" svg:height="0.95cm" svg:x="9.469cm" svg:y="16.573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9" draw:text-style-name="P4" draw:layer="layout" svg:width="2.165cm" svg:height="0.95cm" svg:x="11.899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9" draw:text-style-name="P4" draw:layer="layout" svg:width="2.165cm" svg:height="0.95cm" svg:x="14.065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9" draw:text-style-name="P4" draw:layer="layout" svg:width="2.165cm" svg:height="0.95cm" svg:x="16.231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9" draw:text-style-name="P4" draw:layer="layout" svg:width="2.165cm" svg:height="0.95cm" svg:x="18.396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9" draw:text-style-name="P4" draw:layer="layout" svg:width="2.165cm" svg:height="0.95cm" svg:x="20.562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9" draw:text-style-name="P4" draw:layer="layout" svg:width="2.165cm" svg:height="0.95cm" svg:x="22.727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125" draw:style-name="gr24" draw:text-style-name="P22" draw:layer="layout" svg:width="1.281cm" svg:height="0.303cm" svg:x="11.919cm" svg:y="8.123cm">
          <text:p text:style-name="P24"/>
          <draw:enhanced-geometry draw:mirror-horizontal="false" draw:mirror-vertical="false" svg:viewBox="0 0 0 0" draw:text-areas="0 0 ?f5 ?f8" draw:type="ooxml-homePlate" draw:modifiers="21482"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正方形/長方形 1" draw:style-name="gr25" draw:text-style-name="P4" draw:layer="layout" svg:width="4.797cm" svg:height="1.6cm" svg:x="19.703cm" svg:y="2.725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4" draw:style-name="gr26" draw:text-style-name="P23" draw:layer="layout" svg:width="1.076cm" svg:height="0.303cm" svg:x="11.924cm" svg:y="8.524cm">
          <text:p text:style-name="P24"/>
          <draw:enhanced-geometry draw:mirror-horizontal="false" draw:mirror-vertical="false" svg:viewBox="0 0 0 0" draw:text-areas="0 0 ?f5 ?f8" draw:type="ooxml-homePlate" draw:modifiers="21483"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テキスト ボックス 2" draw:style-name="gr27" draw:text-style-name="P4" draw:layer="layout" svg:width="1.542cm" svg:height="0.674cm" svg:x="19.729cm" svg:y="2.818cm">
          <text:p text:style-name="P24"><text:span text:style-name="T13">凡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3" draw:style-name="gr27" draw:text-style-name="P4" draw:layer="layout" svg:width="1.542cm" svg:height="0.589cm" svg:x="21.731cm" svg:y="3.523cm">
          <text:p text:style-name="P24"><text:span text:style-name="T14">実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8" draw:text-style-name="P2" draw:layer="layout" svg:width="3.443cm" svg:height="3.8cm" svg:x="1.098cm" svg:y="10.874cm">
          <text:p text:style-name="P20"><text:span text:style-name="T12">プログラミン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7" draw:style-name="gr27" draw:text-style-name="P4" draw:layer="layout" svg:width="1.547cm" svg:height="0.589cm" svg:x="21.7cm" svg:y="2.924cm">
          <text:p text:style-name="P24"><text:span text:style-name="T14">予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5" draw:style-name="gr29" draw:text-style-name="P22" draw:layer="layout" svg:width="0.63cm" svg:height="0.299cm" svg:x="23.358cm" svg:y="2.985cm">
          <text:p text:style-name="P24"/>
          <draw:enhanced-geometry draw:mirror-horizontal="false" draw:mirror-vertical="false" svg:viewBox="0 0 0 0" draw:text-areas="0 0 ?f5 ?f8" draw:type="ooxml-homePlate" draw:modifiers="2165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30" draw:text-style-name="P23" draw:layer="layout" svg:width="0.599cm" svg:height="0.299cm" svg:x="23.358cm" svg:y="3.673cm">
          <text:p text:style-name="P24"/>
          <draw:enhanced-geometry draw:mirror-horizontal="false" draw:mirror-vertical="false" svg:viewBox="0 0 0 0" draw:text-areas="0 0 ?f5 ?f8" draw:type="ooxml-homePlate" draw:modifiers="2160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1" draw:text-style-name="P22" draw:layer="layout" svg:width="0.4cm" svg:height="0.299cm" svg:x="13.2cm" svg:y="9.2cm">
          <text:p text:style-name="P24"/>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32" draw:text-style-name="P23" draw:layer="layout" svg:width="0.4cm" svg:height="0.299cm" svg:x="13cm" svg:y="9.525cm">
          <text:p text:style-name="P24"/>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1" draw:text-style-name="P22" draw:layer="layout" svg:width="0.464cm" svg:height="0.299cm" svg:x="13.6cm" svg:y="10.081cm">
          <text:p text:style-name="P24"/>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32" draw:text-style-name="P23" draw:layer="layout" svg:width="0.4cm" svg:height="0.299cm" svg:x="13.4cm" svg:y="10.482cm">
          <text:p text:style-name="P24"/>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3" draw:text-style-name="P22" draw:layer="layout" svg:width="2.2cm" svg:height="0.299cm" svg:x="15cm" svg:y="12cm">
          <text:p text:style-name="P24"/>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34" draw:text-style-name="P23" draw:layer="layout" svg:width="3cm" svg:height="0.299cm" svg:x="14.6cm" svg:y="12.425cm">
          <text:p text:style-name="P24"/>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5" draw:text-style-name="P22" draw:layer="layout" svg:width="0.935cm" svg:height="0.299cm" svg:x="14.065cm" svg:y="11.024cm">
          <text:p text:style-name="P24"/>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36" draw:text-style-name="P23" draw:layer="layout" svg:width="0.8cm" svg:height="0.299cm" svg:x="13.8cm" svg:y="11.425cm">
          <text:p text:style-name="P24"/>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8"><text:page-number>&lt;番号&gt;</text:page-number></text:span></text:p>
          </draw:text-box>
        </draw:frame>
        <draw:custom-shape draw:name="Rectangle 51" draw:style-name="gr28" draw:text-style-name="P2" draw:layer="layout" svg:width="3.444cm" svg:height="0.948cm" svg:x="1.097cm" svg:y="16.575cm">
          <text:p text:style-name="P20"><text:span text:style-name="T12">プレゼンテーシ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4" draw:style-name="gr34" draw:text-style-name="P23" draw:layer="layout" svg:width="3cm" svg:height="0.299cm" svg:x="16.6cm" svg:y="13.423cm">
          <text:p/>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7" draw:text-style-name="P22" draw:layer="layout" svg:width="2.8cm" svg:height="0.299cm" svg:x="17.2cm" svg:y="13cm">
          <text:p/>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8" draw:text-style-name="P22" draw:layer="layout" svg:width="0.561cm" svg:height="0.299cm" svg:x="20cm" svg:y="13.901cm">
          <text:p/>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39" draw:text-style-name="P22" draw:layer="layout" svg:width="1.039cm" svg:height="0.299cm" svg:x="20.561cm" svg:y="14.8cm">
          <text:p/>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40" draw:text-style-name="P22" draw:layer="layout" svg:width="1.039cm" svg:height="0.299cm" svg:x="21.688cm" svg:y="15.8cm">
          <text:p/>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41" draw:text-style-name="P22" draw:layer="layout" svg:width="4.331cm" svg:height="0.299cm" svg:x="20.561cm" svg:y="16.701cm">
          <text:p/>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42" draw:text-style-name="P23" draw:layer="layout" svg:width="0.961cm" svg:height="0.299cm" svg:x="19.6cm" svg:y="14.375cm">
          <text:p/>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42" draw:text-style-name="P23" draw:layer="layout" svg:width="0.961cm" svg:height="0.299cm" svg:x="20.562cm" svg:y="15.321cm">
          <text:p/>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42" draw:text-style-name="P23" draw:layer="layout" svg:width="0.961cm" svg:height="0.299cm" svg:x="21.766cm" svg:y="16.273cm">
          <text:p/>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43" draw:text-style-name="P23" draw:layer="layout" svg:width="4.331cm" svg:height="0.299cm" svg:x="20.561cm" svg:y="17.2cm">
          <text:p/>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presentation:notes draw:style-name="dp2">
          <draw:frame draw:name="Rectangle 8" presentation:style-name="pr5" draw:text-style-name="P7"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7" presentation:class="page"/>
          <draw:frame draw:name="Rectangle 2" presentation:style-name="pr6" draw:text-style-name="P8" draw:layer="layout" svg:width="15.107cm" svg:height="12.408cm" svg:x="1.887cm" svg:y="13.097cm" presentation:class="notes" presentation:placeholder="true" presentation:user-transformed="true">
            <draw:text-box/>
          </draw:frame>
        </presentation:notes>
      </draw:page>
      <draw:page draw:name="page8" draw:style-name="dp3" draw:master-page-name="白紙_5f_">
        <office:forms form:automatic-focus="false" form:apply-design-mode="false"/>
        <draw:custom-shape draw:name="Text Box 1" draw:style-name="gr44" draw:text-style-name="P25" draw:layer="layout" svg:width="19.803cm" svg:height="2.001cm" svg:x="1.098cm" svg:y="0.322cm">
          <text:p text:style-name="P1"><text:span text:style-name="T3">開発スケジュー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45" draw:text-style-name="P26" draw:layer="layout" svg:width="5.926cm" svg:height="1.013cm" svg:x="9.701cm" svg:y="18.036cm">
          <text:p text:style-name="P11"><text:span text:style-name="T8"><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46" draw:text-style-name="P19" draw:layer="layout" svg:width="8.37cm" svg:height="2.021cm" svg:x="1.098cm" svg:y="4.987cm">
            <text:p text:style-name="P18"><text:span text:style-name="T11">タス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7" draw:text-style-name="P19" draw:layer="layout" svg:width="2.429cm" svg:height="3.032cm" svg:x="9.469cm" svg:y="4.987cm">
            <text:p text:style-name="P18"><text:span text:style-name="T11">担当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8" draw:text-style-name="P19" draw:layer="layout" svg:width="12.992cm" svg:height="1.01cm" svg:x="11.899cm" svg:y="4.987cm">
            <text:p text:style-name="P18"><text:span text:style-name="T11">2017</text:span><text:span text:style-name="T11">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9" draw:text-style-name="P19" draw:layer="layout" svg:width="12.992cm" svg:height="1.01cm" svg:x="11.899cm" svg:y="5.999cm">
            <text:p text:style-name="P18"><text:span text:style-name="T11">５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0" draw:text-style-name="P19" draw:layer="layout" svg:width="3.444cm" svg:height="1.01cm" svg:x="1.098cm" svg:y="7.01cm">
            <text:p text:style-name="P18"><text:span text:style-name="T11">大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1" draw:text-style-name="P19" draw:layer="layout" svg:width="4.926cm" svg:height="1.01cm" svg:x="4.543cm" svg:y="7.01cm">
            <text:p text:style-name="P18"><text:span text:style-name="T11">小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2" draw:text-style-name="P19" draw:layer="layout" svg:width="2.165cm" svg:height="1.01cm" svg:x="11.899cm" svg:y="7.01cm">
            <text:p text:style-name="P18"><text:span text:style-name="T11">26</text:span><text:span text:style-name="T11">日</text:span><text:span text:style-name="T11"><text:tab/></text:span><text:span text:style-name="T1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3" draw:text-style-name="P19" draw:layer="layout" svg:width="2.165cm" svg:height="1.01cm" svg:x="14.064cm" svg:y="7.01cm">
            <text:p text:style-name="P18"><text:span text:style-name="T11">29</text:span><text:span text:style-name="T11">日</text:span></text:p>
            <text:p text:style-name="P18"><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4" draw:text-style-name="P19" draw:layer="layout" svg:width="2.165cm" svg:height="1.01cm" svg:x="16.231cm" svg:y="7.01cm">
            <text:p text:style-name="P18"><text:span text:style-name="T11">30</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5" draw:text-style-name="P19" draw:layer="layout" svg:width="2.165cm" svg:height="1.01cm" svg:x="18.396cm" svg:y="7.01cm">
            <text:p text:style-name="P18"><text:span text:style-name="T11">31</text:span><text:span text:style-name="T11">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6" draw:text-style-name="P19" draw:layer="layout" svg:width="2.165cm" svg:height="1.01cm" svg:x="20.562cm" svg:y="7.01cm">
            <text:p text:style-name="P18"><text:span text:style-name="T11">6</text:span><text:span text:style-name="T11">月１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7" draw:text-style-name="P19" draw:layer="layout" svg:width="2.165cm" svg:height="1.01cm" svg:x="22.727cm" svg:y="7.01cm">
            <text:p text:style-name="P18"><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8" draw:text-style-name="P21" draw:layer="layout" svg:width="3.444cm" svg:height="2.853cm" svg:x="1.098cm" svg:y="8.021cm">
            <text:p text:style-name="P20"><text:span text:style-name="T12">要件定義・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9" draw:text-style-name="P21" draw:layer="layout" svg:width="4.926cm" svg:height="0.95cm" svg:x="4.543cm" svg:y="8.021cm">
            <text:p text:style-name="P20"><text:span text:style-name="T12">企画立案・要件定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60" draw:text-style-name="P21" draw:layer="layout" svg:width="2.429cm" svg:height="0.95cm" svg:x="9.469cm" svg:y="8.021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4" draw:layer="layout" svg:width="2.165cm" svg:height="0.95cm" svg:x="11.899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9" draw:text-style-name="P4" draw:layer="layout" svg:width="2.165cm" svg:height="0.95cm" svg:x="14.065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9" draw:text-style-name="P4" draw:layer="layout" svg:width="2.165cm" svg:height="0.95cm" svg:x="16.231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9" draw:text-style-name="P4" draw:layer="layout" svg:width="2.165cm" svg:height="0.95cm" svg:x="18.396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9" draw:text-style-name="P4" draw:layer="layout" svg:width="2.165cm" svg:height="0.95cm" svg:x="20.562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9" draw:text-style-name="P4" draw:layer="layout" svg:width="2.165cm" svg:height="0.95cm" svg:x="22.727cm" svg:y="8.0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61" draw:text-style-name="P21" draw:layer="layout" svg:width="4.926cm" svg:height="0.95cm" svg:x="4.543cm" svg:y="8.972cm">
            <text:p text:style-name="P20"><text:span text:style-name="T12">画面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62" draw:text-style-name="P21" draw:layer="layout" svg:width="2.429cm" svg:height="0.95cm" svg:x="9.469cm" svg:y="8.972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9" draw:text-style-name="P4" draw:layer="layout" svg:width="2.165cm" svg:height="0.95cm" svg:x="11.899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9" draw:text-style-name="P4" draw:layer="layout" svg:width="2.165cm" svg:height="0.95cm" svg:x="14.065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9" draw:text-style-name="P4" draw:layer="layout" svg:width="2.165cm" svg:height="0.95cm" svg:x="16.231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9" draw:text-style-name="P4" draw:layer="layout" svg:width="2.165cm" svg:height="0.95cm" svg:x="18.396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9" draw:text-style-name="P4" draw:layer="layout" svg:width="2.165cm" svg:height="0.95cm" svg:x="20.562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9" draw:text-style-name="P4" draw:layer="layout" svg:width="2.165cm" svg:height="0.95cm" svg:x="22.727cm" svg:y="8.9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3" draw:text-style-name="P21" draw:layer="layout" svg:width="4.926cm" svg:height="0.95cm" svg:x="4.543cm" svg:y="9.923cm">
            <text:p text:style-name="P20"><text:span text:style-name="T12">テーブル設計・詳細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64" draw:text-style-name="P21" draw:layer="layout" svg:width="2.429cm" svg:height="0.95cm" svg:x="9.469cm" svg:y="9.923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9" draw:text-style-name="P4" draw:layer="layout" svg:width="2.165cm" svg:height="0.95cm" svg:x="11.899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9" draw:text-style-name="P4" draw:layer="layout" svg:width="2.165cm" svg:height="0.95cm" svg:x="14.065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9" draw:text-style-name="P4" draw:layer="layout" svg:width="2.165cm" svg:height="0.95cm" svg:x="16.231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9" draw:text-style-name="P4" draw:layer="layout" svg:width="2.165cm" svg:height="0.95cm" svg:x="18.396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9" draw:text-style-name="P4" draw:layer="layout" svg:width="2.165cm" svg:height="0.95cm" svg:x="20.562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4" draw:layer="layout" svg:width="2.165cm" svg:height="0.95cm" svg:x="22.727cm" svg:y="9.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5" draw:text-style-name="P21" draw:layer="layout" svg:width="4.926cm" svg:height="0.945cm" svg:x="4.543cm" svg:y="10.875cm">
            <text:p text:style-name="P20"><text:span text:style-name="T12">ユーザ登録ログイン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66" draw:text-style-name="P21" draw:layer="layout" svg:width="2.429cm" svg:height="0.945cm" svg:x="9.469cm" svg:y="10.875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2" draw:text-style-name="P4" draw:layer="layout" svg:width="2.165cm" svg:height="0.945cm" svg:x="11.899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22" draw:text-style-name="P4" draw:layer="layout" svg:width="2.165cm" svg:height="0.945cm" svg:x="14.065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22" draw:text-style-name="P4" draw:layer="layout" svg:width="2.165cm" svg:height="0.945cm" svg:x="16.231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2" draw:text-style-name="P4" draw:layer="layout" svg:width="2.165cm" svg:height="0.945cm" svg:x="18.2cm" svg:y="10.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22" draw:text-style-name="P4" draw:layer="layout" svg:width="2.165cm" svg:height="0.945cm" svg:x="20.562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22" draw:text-style-name="P4" draw:layer="layout" svg:width="2.165cm" svg:height="0.945cm" svg:x="22.727cm" svg:y="10.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7" draw:text-style-name="P21" draw:layer="layout" svg:width="3.444cm" svg:height="1.897cm" svg:x="1.098cm" svg:y="14.675cm">
            <text:p text:style-name="P20"><text:span text:style-name="T12">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68" draw:text-style-name="P21" draw:layer="layout" svg:width="4.926cm" svg:height="0.95cm" svg:x="4.543cm" svg:y="11.821cm">
            <text:p text:style-name="P20"><text:span text:style-name="T12">アンケート作成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69" draw:text-style-name="P21" draw:layer="layout" svg:width="2.429cm" svg:height="0.95cm" svg:x="9.469cm" svg:y="11.821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9" draw:text-style-name="P4" draw:layer="layout" svg:width="2.165cm" svg:height="0.95cm" svg:x="11.899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9" draw:text-style-name="P4" draw:layer="layout" svg:width="2.165cm" svg:height="0.95cm" svg:x="14.065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9" draw:text-style-name="P4" draw:layer="layout" svg:width="2.165cm" svg:height="0.95cm" svg:x="16.231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9" draw:text-style-name="P4" draw:layer="layout" svg:width="2.165cm" svg:height="0.95cm" svg:x="18.396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9" draw:text-style-name="P4" draw:layer="layout" svg:width="2.165cm" svg:height="0.95cm" svg:x="20.562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9" draw:text-style-name="P4" draw:layer="layout" svg:width="2.165cm" svg:height="0.95cm" svg:x="22.727cm" svg:y="11.8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70" draw:text-style-name="P21" draw:layer="layout" svg:width="4.926cm" svg:height="0.95cm" svg:x="4.543cm" svg:y="12.772cm">
            <text:p text:style-name="P20"><text:span text:style-name="T12">アンケート回答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71" draw:text-style-name="P21" draw:layer="layout" svg:width="2.429cm" svg:height="0.95cm" svg:x="9.469cm" svg:y="12.772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9" draw:text-style-name="P4" draw:layer="layout" svg:width="2.165cm" svg:height="0.95cm" svg:x="11.899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4" draw:layer="layout" svg:width="2.165cm" svg:height="0.95cm" svg:x="14.065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9" draw:text-style-name="P4" draw:layer="layout" svg:width="2.165cm" svg:height="0.95cm" svg:x="16.231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9" draw:text-style-name="P4" draw:layer="layout" svg:width="2.165cm" svg:height="0.95cm" svg:x="18.396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9" draw:text-style-name="P4" draw:layer="layout" svg:width="2.165cm" svg:height="0.95cm" svg:x="20.562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9" draw:text-style-name="P4" draw:layer="layout" svg:width="2.165cm" svg:height="0.95cm" svg:x="22.727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72" draw:text-style-name="P21" draw:layer="layout" svg:width="4.926cm" svg:height="0.95cm" svg:x="4.543cm" svg:y="13.724cm">
            <text:p text:style-name="P20"><text:span text:style-name="T12">アンケート閲覧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73" draw:text-style-name="P21" draw:layer="layout" svg:width="2.429cm" svg:height="0.95cm" svg:x="9.469cm" svg:y="13.724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9" draw:text-style-name="P4" draw:layer="layout" svg:width="2.165cm" svg:height="0.95cm" svg:x="11.899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9" draw:text-style-name="P4" draw:layer="layout" svg:width="2.165cm" svg:height="0.95cm" svg:x="14.065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9" draw:text-style-name="P4" draw:layer="layout" svg:width="2.165cm" svg:height="0.95cm" svg:x="16.231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9" draw:text-style-name="P4" draw:layer="layout" svg:width="2.165cm" svg:height="0.95cm" svg:x="18.396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9" draw:text-style-name="P4" draw:layer="layout" svg:width="2.165cm" svg:height="0.95cm" svg:x="20.562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9" draw:text-style-name="P4" draw:layer="layout" svg:width="2.165cm" svg:height="0.95cm" svg:x="22.727cm" svg:y="1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74" draw:text-style-name="P21" draw:layer="layout" svg:width="4.926cm" svg:height="0.945cm" svg:x="4.543cm" svg:y="14.675cm">
            <text:p text:style-name="P20"><text:span text:style-name="T12">単体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75" draw:text-style-name="P21" draw:layer="layout" svg:width="2.429cm" svg:height="0.945cm" svg:x="9.469cm" svg:y="14.675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22" draw:text-style-name="P4" draw:layer="layout" svg:width="2.165cm" svg:height="0.945cm" svg:x="11.899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22" draw:text-style-name="P4" draw:layer="layout" svg:width="2.165cm" svg:height="0.945cm" svg:x="14.065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2" draw:text-style-name="P4" draw:layer="layout" svg:width="2.165cm" svg:height="0.945cm" svg:x="16.231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2" draw:text-style-name="P4" draw:layer="layout" svg:width="2.165cm" svg:height="0.945cm" svg:x="18.396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22" draw:text-style-name="P4" draw:layer="layout" svg:width="2.165cm" svg:height="0.945cm" svg:x="20.562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22" draw:text-style-name="P4" draw:layer="layout" svg:width="2.165cm" svg:height="0.945cm" svg:x="22.727cm" svg:y="14.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76" draw:text-style-name="P21" draw:layer="layout" svg:width="4.926cm" svg:height="0.95cm" svg:x="4.543cm" svg:y="15.622cm">
            <text:p text:style-name="P20"><text:span text:style-name="T12">結合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77" draw:text-style-name="P21" draw:layer="layout" svg:width="2.429cm" svg:height="0.95cm" svg:x="9.469cm" svg:y="15.622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19" draw:text-style-name="P4" draw:layer="layout" svg:width="2.165cm" svg:height="0.95cm" svg:x="11.899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9" draw:text-style-name="P4" draw:layer="layout" svg:width="2.165cm" svg:height="0.95cm" svg:x="14.065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9" draw:text-style-name="P4" draw:layer="layout" svg:width="2.165cm" svg:height="0.95cm" svg:x="16.231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9" draw:text-style-name="P4" draw:layer="layout" svg:width="2.165cm" svg:height="0.95cm" svg:x="18.396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9" draw:text-style-name="P4" draw:layer="layout" svg:width="2.165cm" svg:height="0.95cm" svg:x="20.562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9" draw:text-style-name="P4" draw:layer="layout" svg:width="2.165cm" svg:height="0.95cm" svg:x="22.727cm" svg:y="15.6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78" draw:text-style-name="P21" draw:layer="layout" svg:width="4.926cm" svg:height="0.95cm" svg:x="4.543cm" svg:y="16.573cm">
            <text:p text:style-name="P20"><text:span text:style-name="T12">プレゼン準備</text:span><text:span text:style-name="T12">/</text:span><text:span text:style-name="T12">プレゼ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79" draw:text-style-name="P21" draw:layer="layout" svg:width="2.429cm" svg:height="0.95cm" svg:x="9.469cm" svg:y="16.573cm">
            <text:p text:style-name="P20"><text:span text:style-name="T12">荒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9" draw:text-style-name="P4" draw:layer="layout" svg:width="2.165cm" svg:height="0.95cm" svg:x="11.899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9" draw:text-style-name="P4" draw:layer="layout" svg:width="2.165cm" svg:height="0.95cm" svg:x="14.065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9" draw:text-style-name="P4" draw:layer="layout" svg:width="2.165cm" svg:height="0.95cm" svg:x="16.231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9" draw:text-style-name="P4" draw:layer="layout" svg:width="2.165cm" svg:height="0.95cm" svg:x="18.396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9" draw:text-style-name="P4" draw:layer="layout" svg:width="2.165cm" svg:height="0.95cm" svg:x="20.562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9" draw:text-style-name="P4" draw:layer="layout" svg:width="2.165cm" svg:height="0.95cm" svg:x="22.727cm" svg:y="16.5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正方形/長方形 1" draw:style-name="gr80" draw:text-style-name="P4" draw:layer="layout" svg:width="4.797cm" svg:height="1.6cm" svg:x="19.703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81" draw:text-style-name="P27" draw:layer="layout" svg:width="1.542cm" svg:height="0.674cm" svg:x="19.729cm" svg:y="2.818cm">
          <text:p text:style-name="P24"><text:span text:style-name="T13">凡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3" draw:style-name="gr82" draw:text-style-name="P27" draw:layer="layout" svg:width="1.542cm" svg:height="0.589cm" svg:x="21.731cm" svg:y="3.523cm">
          <text:p text:style-name="P24"><text:span text:style-name="T14">実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83" draw:text-style-name="P28" draw:layer="layout" svg:width="3.443cm" svg:height="3.8cm" svg:x="1.098cm" svg:y="10.874cm">
          <text:p text:style-name="P20"><text:span text:style-name="T12">プログラミン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7" draw:style-name="gr84" draw:text-style-name="P27" draw:layer="layout" svg:width="1.547cm" svg:height="0.589cm" svg:x="21.7cm" svg:y="2.924cm">
          <text:p text:style-name="P24"><text:span text:style-name="T14">予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5" draw:style-name="gr85" draw:text-style-name="P22" draw:layer="layout" svg:width="0.63cm" svg:height="0.299cm" svg:x="23.358cm" svg:y="2.985cm">
          <text:p/>
          <draw:enhanced-geometry draw:mirror-horizontal="false" draw:mirror-vertical="false" svg:viewBox="0 0 0 0" draw:text-areas="0 0 ?f5 ?f8" draw:type="ooxml-homePlate" draw:modifiers="2165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86" draw:text-style-name="P23" draw:layer="layout" svg:width="0.599cm" svg:height="0.299cm" svg:x="23.358cm" svg:y="3.673cm">
          <text:p/>
          <draw:enhanced-geometry draw:mirror-horizontal="false" draw:mirror-vertical="false" svg:viewBox="0 0 0 0" draw:text-areas="0 0 ?f5 ?f8" draw:type="ooxml-homePlate" draw:modifiers="2160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87" draw:text-style-name="P22" draw:layer="layout" svg:width="2.167cm" svg:height="0.299cm" svg:x="11.898cm" svg:y="12.925cm">
          <text:p/>
          <draw:enhanced-geometry draw:mirror-horizontal="false" draw:mirror-vertical="false" svg:viewBox="0 0 0 0" draw:text-areas="0 0 ?f5 ?f8" draw:type="ooxml-homePlate" draw:modifiers="2159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88" draw:text-style-name="P22" draw:layer="layout" svg:width="2.166cm" svg:height="0.299cm" svg:x="14.064cm" svg:y="13.899cm">
          <text:p/>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89" draw:text-style-name="P23" draw:layer="layout" svg:width="0.701cm" svg:height="0.299cm" svg:x="11.899cm" svg:y="14.301cm">
          <text:p/>
          <draw:enhanced-geometry draw:mirror-horizontal="false" draw:mirror-vertical="false" svg:viewBox="0 0 0 0" draw:text-areas="0 0 ?f5 ?f8" draw:type="ooxml-homePlate" draw:modifiers="2161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90" draw:text-style-name="P22" draw:layer="layout" svg:width="2.094cm" svg:height="0.317cm" svg:x="16.302cm" svg:y="14.83cm">
          <text:p/>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1" draw:text-style-name="P23" draw:layer="layout" svg:width="2.096cm" svg:height="0.299cm" svg:x="16.3cm" svg:y="15.231cm">
          <text:p/>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92" draw:text-style-name="P22" draw:layer="layout" svg:width="2.166cm" svg:height="0.34cm" svg:x="18.396cm" svg:y="15.756cm">
          <text:p/>
          <draw:enhanced-geometry draw:mirror-horizontal="false" draw:mirror-vertical="false" svg:viewBox="0 0 0 0" draw:text-areas="0 0 ?f5 ?f8" draw:type="ooxml-homePlate" draw:modifiers="2159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3" draw:text-style-name="P23" draw:layer="layout" svg:width="2.165cm" svg:height="0.299cm" svg:x="18.396cm" svg:y="16.157cm">
          <text:p/>
          <draw:enhanced-geometry draw:mirror-horizontal="false" draw:mirror-vertical="false" svg:viewBox="0 0 0 0" draw:text-areas="0 0 ?f5 ?f8" draw:type="ooxml-homePlate" draw:modifiers="2159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フッター プレースホルダー 1" presentation:style-name="pr7" draw:text-style-name="P29" draw:layer="layout" svg:width="9.189cm" svg:height="1.004cm" svg:x="15.901cm" svg:y="18.036cm" presentation:class="footer" presentation:user-transformed="true">
          <draw:text-box>
            <text:p text:style-name="P12"><text:span text:style-name="T8">©2015 Tech Fun Corporation All rights reserved.</text:span></text:p>
          </draw:text-box>
        </draw:frame>
        <draw:frame draw:name="スライド番号プレースホルダー 1" presentation:style-name="pr8" draw:text-style-name="P30" draw:layer="layout" svg:width="5.917cm" svg:height="1.004cm" svg:x="9.701cm" svg:y="18.036cm" presentation:class="page-number" presentation:user-transformed="true">
          <draw:text-box>
            <text:p text:style-name="P14"><text:span text:style-name="T8"><text:page-number>&lt;番号&gt;</text:page-number></text:span></text:p>
          </draw:text-box>
        </draw:frame>
        <draw:custom-shape draw:name="Rectangle 51" draw:style-name="gr94" draw:text-style-name="P28" draw:layer="layout" svg:width="3.444cm" svg:height="0.948cm" svg:x="1.097cm" svg:y="16.575cm">
          <text:p text:style-name="P20"><text:span text:style-name="T12">プレゼンテーシ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5" draw:style-name="gr95" draw:text-style-name="P22" draw:layer="layout" svg:width="6.497cm" svg:height="0.299cm" svg:x="16.23cm" svg:y="16.749cm">
          <text:p/>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6" draw:text-style-name="P23" draw:layer="layout" svg:width="6.496cm" svg:height="0.299cm" svg:x="16.231cm" svg:y="17.15cm">
          <text:p/>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7" draw:text-style-name="P23" draw:layer="layout" svg:width="1.8cm" svg:height="0.299cm" svg:x="12.6cm" svg:y="11.4cm">
          <text:p/>
          <draw:enhanced-geometry draw:mirror-horizontal="false" draw:mirror-vertical="false" svg:viewBox="0 0 0 0" draw:text-areas="0 0 ?f5 ?f8" draw:type="ooxml-homePlate" draw:modifiers="2161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8" draw:text-style-name="P23" draw:layer="layout" svg:width="1.8cm" svg:height="0.431cm" svg:x="13.2cm" svg:y="12.197cm">
          <text:p/>
          <draw:enhanced-geometry draw:mirror-horizontal="false" draw:mirror-vertical="true" svg:viewBox="0 0 0 0" draw:text-areas="0 0 ?f5 ?f8" draw:type="ooxml-homePlate" draw:modifiers="2161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9" draw:text-style-name="P23" draw:layer="layout" svg:width="1.701cm" svg:height="0.299cm" svg:x="13.4cm" svg:y="13.4cm">
          <text:p/>
          <draw:enhanced-geometry draw:mirror-horizontal="false" draw:mirror-vertical="false" svg:viewBox="0 0 0 0" draw:text-areas="0 0 ?f5 ?f8" draw:type="ooxml-homePlate" draw:modifiers="2161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9" draw:text-style-name="P23" draw:layer="layout" svg:width="1.701cm" svg:height="0.299cm" svg:x="14cm" svg:y="14.375cm">
          <text:p/>
          <draw:enhanced-geometry draw:mirror-horizontal="false" draw:mirror-vertical="false" svg:viewBox="0 0 0 0" draw:text-areas="0 0 ?f5 ?f8" draw:type="ooxml-homePlate" draw:modifiers="2161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presentation:notes draw:style-name="dp2">
          <draw:frame draw:name="Rectangle 8" presentation:style-name="pr9" draw:text-style-name="P31" draw:layer="layout" svg:width="8.175cm" svg:height="1.37cm" svg:x="10.694cm" svg:y="26.185cm" presentation:class="page-number" presentation:user-transformed="true">
            <draw:text-box>
              <text:p text:style-name="P6"><text:span text:style-name="T5"><text:page-number>&lt;番号&gt;</text:page-number></text:span></text:p>
            </draw:text-box>
          </draw:frame>
          <draw:page-thumbnail draw:name="Rectangle 1" draw:style-name="gr4" draw:layer="layout" svg:width="13.784cm" svg:height="10.34cm" svg:x="2.549cm" svg:y="2.068cm" draw:page-number="8" presentation:class="page"/>
          <draw:frame draw:name="Rectangle 2" presentation:style-name="pr10" draw:text-style-name="P32" draw:layer="layout" svg:width="15.107cm" svg:height="12.408cm" svg:x="1.887cm" svg:y="13.09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Calibri1" svg:font-family="Calibri"/>
    <style:font-face style:name="ＭＳ Ｐゴシック" svg:font-family="'ＭＳ Ｐゴシック'"/>
    <style:font-face style:name="ＭＳ Ｐ明朝3" svg:font-family="'ＭＳ Ｐ明朝'"/>
    <style:font-face style:name="Meiryo UI1" svg:font-family="'Meiryo UI'" style:font-family-generic="modern"/>
    <style:font-face style:name="メイリオ1" svg:font-family="メイリオ" style:font-family-generic="modern"/>
    <style:font-face style:name="Times New Roman1" svg:font-family="'Times New Roman'" style:font-family-generic="roman"/>
    <style:font-face style:name="Calibri4" svg:font-family="Calibri" style:font-family-generic="swiss"/>
    <style:font-face style:name="+mn-cs" svg:font-family="+mn-cs" style:font-pitch="variable"/>
    <style:font-face style:name="Calibri" svg:font-family="Calibri" style:font-pitch="variable"/>
    <style:font-face style:name="Liberation Sans1" svg:font-family="'Liberation Sans'" style:font-pitch="variable"/>
    <style:font-face style:name="Tahoma2" svg:font-family="Tahoma" style:font-pitch="variable"/>
    <style:font-face style:name="ＭＳ Ｐゴシック2" svg:font-family="'ＭＳ Ｐゴシック'" style:font-pitch="variable"/>
    <style:font-face style:name="ＭＳ Ｐ明朝2" svg:font-family="'ＭＳ Ｐ明朝'" style:font-pitch="variable"/>
    <style:font-face style:name="Liberation Sans2" svg:font-family="'Liberation Sans'"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Meiryo UI" svg:font-family="'Meiryo UI'" style:font-family-generic="modern" style:font-pitch="variable"/>
    <style:font-face style:name="Tahoma1" svg:font-family="Tahoma"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Liberation Sans3"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Gradient_20_2" draw:display-name="Gradient 2" draw:style="linear" draw:start-color="#ffffff" draw:end-color="#ffffcc" draw:start-intensity="100%" draw:end-intensity="100%" draw:angle="900" draw:border="0%"/>
    <draw:gradient draw:name="Gradient_20_4" draw:display-name="Gradient 4" draw:style="axial" draw:start-color="#dce6f2" draw:end-color="#376092" draw:start-intensity="100%" draw:end-intensity="100%" draw:angle="0" draw:border="0%"/>
    <draw:gradient draw:name="Gradient_20_5" draw:display-name="Gradient 5" draw:style="axial" draw:start-color="#fed6d9" draw:end-color="#ff0000" draw:start-intensity="100%" draw:end-intensity="100%" draw:angle="0" draw:border="0%"/>
    <draw:opacity draw:name="msTransGradient_20_1" draw:display-name="msTransGradient 1" draw:style="linear" draw:start="0%" draw:end="100%" draw:angle="9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32pt" style:language-asian="en" style:country-asian="GB" style:font-style-asian="normal" style:font-weight-asian="normal" style:font-name-complex="Mangal" style:font-family-complex="Mangal"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Calibri4" fo:font-family="Calibri" style:font-family-generic="swiss" fo:font-size="44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44pt" style:language-asian="en" style:country-asian="GB" style:font-style-asian="normal" style:font-weight-asian="normal" style:font-name-complex="Mangal" style:font-family-complex="Mangal"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32pt" style:language-asian="en" style:country-asian="GB" style:font-style-asian="normal" style:font-weight-asian="normal" style:font-name-complex="Mangal" style:font-family-complex="Mangal"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白紙-outline2" style:family="presentation" style:parent-style-name="白紙-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style:style>
    <style:style style:name="白紙-outline3" style:family="presentation" style:parent-style-name="白紙-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outline4" style:family="presentation" style:parent-style-name="白紙-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Calibri4" fo:font-family="Calibri" style:font-family-generic="swiss" fo:font-size="44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44pt" style:language-asian="en" style:country-asian="GB" style:font-style-asian="normal" style:font-weight-asian="normal" style:font-name-complex="Mangal" style:font-family-complex="Mangal"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style style:name="白紙_5f_-background" style:display-name="白紙_-background" style:family="presentation">
      <style:graphic-properties draw:stroke="none" draw:fill="solid" draw:fill-color="#ffffff"/>
      <style:text-properties style:letter-kerning="true"/>
    </style:style>
    <style:style style:name="白紙_5f_-backgroundobjects" style:display-name="白紙_-backgroundobjects" style:family="presentation">
      <style:graphic-properties draw:textarea-horizontal-align="justify" draw:shadow="hidden" draw:shadow-offset-x="0.2cm" draw:shadow-offset-y="0.2cm" draw:shadow-color="#808080"/>
      <style:text-properties style:letter-kerning="true"/>
    </style:style>
    <style:style style:name="白紙_5f_-notes" style:display-name="白紙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26.1000003814697pt" style:font-style-asian="normal" style:font-weight-asian="normal" style:font-name-complex="Mangal" style:font-family-complex="Mangal"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白紙_5f_-outline1" style:display-name="白紙_-outline1" style:family="presentation">
      <style:graphic-properties draw:stroke="none" draw:fill="none" draw:auto-grow-height="false" draw:fit-to-size="shrink-to-fit">
        <text:list-style style:name="白紙_5f_-outline1" style:display-name="白紙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32pt" style:language-asian="en" style:country-asian="GB" style:font-style-asian="normal" style:font-weight-asian="normal" style:font-name-complex="Mangal" style:font-family-complex="Mangal"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白紙_5f_-outline2" style:display-name="白紙_-outline2" style:family="presentation" style:parent-style-name="白紙_5f_-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style:style>
    <style:style style:name="白紙_5f_-outline3" style:display-name="白紙_-outline3" style:family="presentation" style:parent-style-name="白紙_5f_-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_5f_-outline4" style:display-name="白紙_-outline4" style:family="presentation" style:parent-style-name="白紙_5f_-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_5f_-outline5" style:display-name="白紙_-outline5" style:family="presentation" style:parent-style-name="白紙_5f_-outline4">
      <style:paragraph-properties fo:margin-left="0cm" fo:margin-right="0cm" fo:margin-top="0.1cm" fo:margin-bottom="0cm" fo:text-indent="0cm"/>
      <style:text-properties fo:font-size="20pt" style:font-size-asian="20pt" style:font-size-complex="20pt"/>
    </style:style>
    <style:style style:name="白紙_5f_-outline6" style:display-name="白紙_-outline6" style:family="presentation" style:parent-style-name="白紙_5f_-outline5">
      <style:paragraph-properties fo:margin-left="0cm" fo:margin-right="0cm" fo:margin-top="0.1cm" fo:margin-bottom="0cm" fo:text-indent="0cm"/>
      <style:text-properties fo:font-size="20pt" style:font-size-asian="20pt" style:font-size-complex="20pt"/>
    </style:style>
    <style:style style:name="白紙_5f_-outline7" style:display-name="白紙_-outline7" style:family="presentation" style:parent-style-name="白紙_5f_-outline6">
      <style:paragraph-properties fo:margin-left="0cm" fo:margin-right="0cm" fo:margin-top="0.1cm" fo:margin-bottom="0cm" fo:text-indent="0cm"/>
      <style:text-properties fo:font-size="20pt" style:font-size-asian="20pt" style:font-size-complex="20pt"/>
    </style:style>
    <style:style style:name="白紙_5f_-outline8" style:display-name="白紙_-outline8" style:family="presentation" style:parent-style-name="白紙_5f_-outline7">
      <style:paragraph-properties fo:margin-left="0cm" fo:margin-right="0cm" fo:margin-top="0.1cm" fo:margin-bottom="0cm" fo:text-indent="0cm"/>
      <style:text-properties fo:font-size="20pt" style:font-size-asian="20pt" style:font-size-complex="20pt"/>
    </style:style>
    <style:style style:name="白紙_5f_-outline9" style:display-name="白紙_-outline9" style:family="presentation" style:parent-style-name="白紙_5f_-outline8">
      <style:paragraph-properties fo:margin-left="0cm" fo:margin-right="0cm" fo:margin-top="0.1cm" fo:margin-bottom="0cm" fo:text-indent="0cm"/>
      <style:text-properties fo:font-size="20pt" style:font-size-asian="20pt" style:font-size-complex="20pt"/>
    </style:style>
    <style:style style:name="白紙_5f_-subtitle" style:display-name="白紙_-subtitle" style:family="presentation">
      <style:graphic-properties draw:stroke="none" draw:fill="none" draw:textarea-vertical-align="middle">
        <text:list-style style:name="白紙_5f_-subtitle" style:display-name="白紙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_5f_-title" style:display-name="白紙_-title" style:family="presentation">
      <style:graphic-properties draw:stroke="none" draw:fill="none" draw:textarea-vertical-align="middle">
        <text:list-style style:name="白紙_5f_-title" style:display-name="白紙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Calibri4" fo:font-family="Calibri" style:font-family-generic="swiss" fo:font-size="44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44pt" style:language-asian="en" style:country-asian="GB" style:font-style-asian="normal" style:font-weight-asian="normal" style:font-name-complex="Mangal" style:font-family-complex="Mangal"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8cm" fo:page-height="27.5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2" draw:opacity-name="msTransGradient_20_1" draw:textarea-vertical-align="middle" draw:auto-grow-height="false" draw:fit-to-size="false" fo:min-height="0cm" fo:min-width="0cm" fo:padding-top="0.125cm" fo:padding-bottom="0.125cm" fo:padding-left="0.25cm" fo:padding-right="0.25cm" fo:wrap-option="no-wrap"/>
    </style:style>
    <style:style style:name="Mgr5"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997f4f" draw:textarea-vertical-align="middle" draw:auto-grow-height="false" draw:fit-to-size="false" fo:min-height="0cm" fo:min-width="0cm" fo:padding-top="0.125cm" fo:padding-bottom="0.125cm" fo:padding-left="0.25cm" fo:padding-right="0.25cm" fo:wrap-option="no-wrap"/>
    </style:style>
    <style:style style:name="Mgr7" style:family="graphic" style:parent-style-name="塗りつぶしなし線なしオブジェクト">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Mpr2" style:family="presentation" style:parent-style-name="タイトル_20_スライド-subtitle">
      <style:graphic-properties draw:stroke="none" svg:stroke-width="0cm" draw:fill="none" draw:fill-color="#ffffff" draw:textarea-vertical-align="top" draw:auto-grow-height="false" draw:fit-to-size="false" fo:min-height="11.049cm" fo:padding-top="0.13cm" fo:padding-bottom="0.13cm" fo:padding-left="0.25cm" fo:padding-right="0.25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4" style:family="presentation" style:parent-style-name="タイトル_20_スライド-backgroundobjects">
      <style:graphic-properties draw:stroke="none" draw:fill="none" draw:fill-color="#ffffff" draw:auto-grow-height="false" fo:min-height="1.485cm"/>
    </style:style>
    <style:style style:name="Mpr5" style:family="presentation" style:parent-style-name="タイトル_20_スライド-backgroundobjects">
      <style:graphic-properties draw:stroke="none" draw:fill="none" draw:fill-color="#ffffff" draw:textarea-vertical-align="bottom" draw:auto-grow-height="false" fo:min-height="1.485cm"/>
    </style:style>
    <style:style style:name="Mpr6" style:family="presentation" style:parent-style-name="白紙-backgroundobjects">
      <style:graphic-properties draw:stroke="none" svg:stroke-width="0.026cm" draw:stroke-linejoin="round" draw:fill="none" draw:fill-color="#ffffff" draw:textarea-vertical-align="middle" draw:auto-grow-height="false" draw:fit-to-size="false" fo:min-height="11.049cm" fo:padding-top="0.13cm" fo:padding-bottom="0.13cm" fo:padding-left="0.25cm" fo:padding-right="0.25cm" fo:wrap-option="wrap"/>
    </style:style>
    <style:style style:name="Mpr7" style:family="presentation" style:parent-style-name="白紙-backgroundobjects">
      <style:graphic-properties draw:stroke="none" draw:fill="none" draw:fill-color="#ffffff" draw:auto-grow-height="false" fo:min-height="1.378cm"/>
    </style:style>
    <style:style style:name="Mpr8" style:family="presentation" style:parent-style-name="白紙-backgroundobjects">
      <style:graphic-properties draw:stroke="none" draw:fill="none" draw:fill-color="#ffffff" draw:textarea-vertical-align="bottom" draw:auto-grow-height="false" fo:min-height="1.378cm"/>
    </style:style>
    <style:style style:name="Mpr9" style:family="presentation" style:parent-style-name="白紙_5f_-backgroundobjects">
      <style:graphic-properties draw:stroke="none" svg:stroke-width="0.026cm" draw:stroke-linejoin="round" draw:fill="none" draw:fill-color="#ffffff" draw:textarea-vertical-align="middle" draw:auto-grow-height="false" draw:fit-to-size="false" fo:min-height="11.049cm" fo:padding-top="0.13cm" fo:padding-bottom="0.13cm" fo:padding-left="0.25cm" fo:padding-right="0.25cm" fo:wrap-option="wrap"/>
    </style:style>
    <style:style style:name="Mpr10" style:family="presentation" style:parent-style-name="白紙_5f_-backgroundobjects">
      <style:graphic-properties draw:stroke="none" draw:fill="none" draw:fill-color="#ffffff" draw:auto-grow-height="false" fo:min-height="1.314cm"/>
    </style:style>
    <style:style style:name="Mpr11" style:family="presentation" style:parent-style-name="白紙_5f_-backgroundobjects">
      <style:graphic-properties draw:stroke="none" draw:fill="none" draw:fill-color="#ffffff" draw:auto-grow-height="false" fo:min-height="1.378cm"/>
    </style:style>
    <style:style style:name="Mpr12" style:family="presentation" style:parent-style-name="白紙_5f_-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center" style:punctuation-wrap="simple" style:writing-mode="lr-tb"/>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282cm" fo:margin-bottom="0cm" fo:line-height="100%" fo:text-align="center" fo:text-indent="0cm" style:punctuation-wrap="simple" style:writing-mode="lr-tb">
        <style:tab-stops>
          <style:tab-stop style:position="0cm"/>
        </style:tab-stops>
      </style:paragraph-properties>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loext:graphic-properties draw:fill="gradient" draw:fill-gradient-name="Gradient_20_2" draw:opacity-name="msTransGradient_20_1"/>
      <style:paragraph-properties fo:text-align="start" style:font-independent-line-spacing="true"/>
      <style:text-properties fo:font-size="18pt"/>
    </style:style>
    <style:style style:name="MP11" style:family="paragraph">
      <loext:graphic-properties draw:fill="none"/>
      <style:paragraph-properties fo:text-align="start"/>
      <style:text-properties fo:font-size="18pt"/>
    </style:style>
    <style:style style:name="MP12" style:family="paragraph">
      <loext:graphic-properties draw:fill="solid" draw:fill-color="#997f4f"/>
      <style:paragraph-properties fo:text-align="start" style:font-independent-line-spacing="true"/>
      <style:text-properties fo:font-size="18pt"/>
    </style:style>
    <style:style style:name="MP13" style:family="paragraph">
      <style:paragraph-properties fo:margin-top="0cm" fo:margin-bottom="0cm" fo:line-height="100%" fo:text-align="end" style:writing-mode="lr-tb"/>
      <style:text-properties fo:font-size="12pt" style:font-size-asian="14pt" style:font-size-complex="14pt"/>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P15" style:family="paragraph">
      <style:paragraph-properties fo:margin-top="0cm" fo:margin-bottom="0cm" fo:line-height="100%" fo:text-align="center" style:writing-mode="lr-tb">
        <style:tab-stops>
          <style:tab-stop style:position="2.011cm"/>
          <style:tab-stop style:position="4.022cm"/>
        </style:tab-stops>
      </style:paragraph-properties>
      <style:text-properties fo:font-size="10pt" style:font-size-asian="14pt" style:font-size-complex="14pt"/>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top="0cm" fo:margin-bottom="0cm" fo:line-height="100%" fo:text-align="end" style:writing-mode="lr-tb">
        <style:tab-stops>
          <style:tab-stop style:position="2.011cm"/>
          <style:tab-stop style:position="4.022cm"/>
          <style:tab-stop style:position="6.033cm"/>
          <style:tab-stop style:position="8.043cm"/>
        </style:tab-stops>
      </style:paragraph-properties>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ＭＳ Ｐゴシック"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Meiryo UI" fo:font-size="10pt" fo:letter-spacing="normal" fo:font-style="normal" style:text-underline-style="none" fo:font-weight="normal" style:font-name-asian="Meiryo UI" style:font-size-asian="10pt" style:font-style-asian="normal" style:font-weight-asian="normal" style:font-name-complex="Meiryo UI" style:font-size-complex="10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 style:font-size-asian="10pt" style:font-style-asian="normal" style:font-weight-asian="normal" style:font-name-complex="Meiryo UI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draw:custom-shape draw:name="Text Box 4" draw:style-name="Mgr3" draw:text-style-name="MP5" draw:layer="backgroundobjects" svg:width="8.042cm" svg:height="1.022cm" svg:x="8.678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7" draw:layer="backgroundobjects" svg:width="21.589cm" svg:height="4.082cm" svg:x="1.905cm" svg:y="5.918cm" presentation:class="title" presentation:user-transformed="true">
        <draw:text-box>
          <text:p text:style-name="MP6"><text:span text:style-name="MT2">マスタ タイトルの書式設定</text:span></text:p>
        </draw:text-box>
      </draw:frame>
      <draw:frame draw:name="サブタイトル 2" presentation:style-name="Mpr2" draw:text-style-name="MP9" draw:layer="backgroundobjects" svg:width="17.779cm" svg:height="4.867cm" svg:x="3.81cm" svg:y="10.795cm" presentation:class="subtitle" presentation:user-transformed="true">
        <draw:text-box>
          <text:p text:style-name="MP8"><text:span text:style-name="MT3">マスタ サブタイトルの書式設定</text:span></text:p>
        </draw:text-box>
      </draw:frame>
      <draw:custom-shape draw:name="Rectangle 9" draw:style-name="Mgr4" draw:text-style-name="MP10" draw:layer="backgroundobjects" svg:width="21.1cm" svg:height="2.327cm" draw:transform="rotate (-3.14159265358979) translate (21.101cm 2.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5" draw:text-style-name="MP11" draw:layer="backgroundobjects" svg:width="5.028cm" svg:height="0.919cm" svg:x="19.701cm" svg:y="0.804cm">
        <draw:image xlink:href="Pictures/10000200000001B00000004F6B2A5F1A.gif" xlink:type="simple" xlink:show="embed" xlink:actuate="onLoad">
          <text:p/>
        </draw:image>
      </draw:frame>
      <draw:custom-shape draw:name="Rectangle 10" draw:style-name="Mgr6" draw:text-style-name="MP12" draw:layer="backgroundobjects" svg:width="25.403cm" svg:height="0.127cm" draw:transform="rotate (-3.14159265358979) translate (25.4cm 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 4" presentation:style-name="Mpr3" draw:text-style-name="MP14" draw:layer="backgroundobjects" svg:width="9.2cm" svg:height="1.013cm" svg:x="15.9cm" svg:y="18.036cm" presentation:class="footer" presentation:user-transformed="true">
        <draw:text-box>
          <text:p text:style-name="MP13"><text:span text:style-name="MT4">©2015 Tech Fun Corporation All rights reserved.</text:span></text:p>
        </draw:text-box>
      </draw:frame>
      <draw:frame draw:name="Picture 2" draw:style-name="Mgr7" draw:text-style-name="MP11" draw:layer="backgroundobjects" svg:width="25.399cm" svg:height="0.197cm" svg:x="0cm" svg:y="17.926cm">
        <draw:image xlink:href="Pictures/10000000000000BD00000059E65040ED.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2">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白紙" style:page-layout-name="PM1" draw:style-name="Mdp1">
      <draw:frame draw:name="Picture 1" draw:style-name="Mgr5" draw:text-style-name="MP11" draw:layer="backgroundobjects" svg:width="25.399cm" svg:height="0.197cm" svg:x="0cm" svg:y="17.926cm">
        <draw:image xlink:href="Pictures/10000000000000BD00000059E65040ED.png" xlink:type="simple" xlink:show="embed" xlink:actuate="onLoad">
          <text:p/>
        </draw:image>
      </draw:frame>
      <draw:frame draw:name="Picture 2" draw:style-name="Mgr5" draw:text-style-name="MP11" draw:layer="backgroundobjects" svg:width="25.399cm" svg:height="0.197cm" svg:x="0cm" svg:y="2.324cm">
        <draw:image xlink:href="Pictures/10000000000000BD00000059E65040ED.png" xlink:type="simple" xlink:show="embed" xlink:actuate="onLoad">
          <text:p/>
        </draw:image>
      </draw:frame>
      <draw:frame draw:name="Rectangle 5" presentation:style-name="Mpr6" draw:text-style-name="MP16" draw:layer="backgroundobjects" svg:width="5.917cm" svg:height="1.004cm" svg:x="9.701cm" svg:y="18.036cm" presentation:class="page-number" presentation:user-transformed="true">
        <draw:text-box>
          <text:p text:style-name="MP15"><text:span text:style-name="MT5"><text:page-number>&lt;番号&gt;</text:page-number></text:span></text:p>
        </draw:text-box>
      </draw:frame>
      <draw:frame draw:name="Rectangle 6" presentation:style-name="Mpr6" draw:text-style-name="MP16" draw:layer="backgroundobjects" svg:width="9.189cm" svg:height="1.004cm" svg:x="15.901cm" svg:y="18.036cm" presentation:class="footer" presentation:user-transformed="true">
        <draw:text-box>
          <text:p text:style-name="MP17"><text:span text:style-name="MT5">©2015 Tech Fun Corporation All rights reserved.</text:span></text:p>
        </draw:text-box>
      </draw:frame>
      <draw:frame presentation:style-name="白紙-title" draw:layer="backgroundobjects" svg:width="22.859cm" svg:height="3.18cm" svg:x="1.27cm" svg:y="0.76cm" presentation:class="title" presentation:placeholder="true">
        <draw:text-box/>
      </draw:frame>
      <draw:frame presentation:style-name="白紙-outline1" draw:layer="backgroundobjects" svg:width="22.859cm" svg:height="11.048cm" svg:x="1.27cm" svg:y="4.457cm" presentation:class="outline" presentation:placeholder="true">
        <draw:text-box/>
      </draw:frame>
      <presentation:notes style:page-layout-name="PM2">
        <draw:page-thumbnail presentation:style-name="白紙-title" draw:layer="backgroundobjects" svg:width="13.783cm" svg:height="10.337cm" svg:x="2.547cm" svg:y="2.095cm" presentation:class="page"/>
        <draw:frame presentation:style-name="白紙-notes" draw:layer="backgroundobjects" svg:width="15.101cm" svg:height="12.405cm" svg:x="1.887cm" svg:y="13.095cm" presentation:class="notes" presentation:placeholder="true">
          <draw:text-box/>
        </draw:frame>
        <draw:frame presentation:style-name="Mpr7" draw:text-style-name="MP2" draw:layer="backgroundobjects" svg:width="8.192cm" svg:height="1.377cm" svg:x="0cm" svg:y="0cm" presentation:class="header">
          <draw:text-box>
            <text:p text:style-name="MP1"><text:span text:style-name="MT1"><presentation:header/></text:span></text:p>
          </draw:text-box>
        </draw:frame>
        <draw:frame presentation:style-name="Mpr7" draw:text-style-name="MP4" draw:layer="backgroundobjects" svg:width="8.192cm" svg:height="1.377cm" svg:x="10.685cm" svg:y="0cm" presentation:class="date-time">
          <draw:text-box>
            <text:p text:style-name="MP3"><text:span text:style-name="MT1"><presentation:date-time/></text:span></text:p>
          </draw:text-box>
        </draw:frame>
        <draw:frame presentation:style-name="Mpr8" draw:text-style-name="MP2" draw:layer="backgroundobjects" svg:width="8.192cm" svg:height="1.377cm" svg:x="0cm" svg:y="26.192cm" presentation:class="footer">
          <draw:text-box>
            <text:p text:style-name="MP1"><text:span text:style-name="MT1"><presentation:footer/></text:span></text:p>
          </draw:text-box>
        </draw:frame>
        <draw:frame presentation:style-name="Mpr8" draw:text-style-name="MP4" draw:layer="backgroundobjects" svg:width="8.192cm" svg:height="1.377cm" svg:x="10.685cm" svg:y="26.192cm" presentation:class="page-number">
          <draw:text-box>
            <text:p text:style-name="MP3"><text:span text:style-name="MT1"><text:page-number>&lt;番号&gt;</text:page-number></text:span></text:p>
          </draw:text-box>
        </draw:frame>
      </presentation:notes>
    </style:master-page>
    <style:master-page style:name="白紙_5f_" style:display-name="白紙_" style:page-layout-name="PM1" draw:style-name="Mdp1">
      <draw:frame draw:name="Picture 1" draw:style-name="Mgr5" draw:text-style-name="MP11" draw:layer="backgroundobjects" svg:width="25.399cm" svg:height="0.197cm" svg:x="0cm" svg:y="17.926cm">
        <draw:image xlink:href="Pictures/10000000000000BD00000059E65040ED.png" xlink:type="simple" xlink:show="embed" xlink:actuate="onLoad">
          <text:p/>
        </draw:image>
      </draw:frame>
      <draw:frame draw:name="Picture 2" draw:style-name="Mgr5" draw:text-style-name="MP11" draw:layer="backgroundobjects" svg:width="25.399cm" svg:height="0.197cm" svg:x="0cm" svg:y="2.324cm">
        <draw:image xlink:href="Pictures/10000000000000BD00000059E65040ED.png" xlink:type="simple" xlink:show="embed" xlink:actuate="onLoad">
          <text:p/>
        </draw:image>
      </draw:frame>
      <draw:frame draw:name="Rectangle 5" presentation:style-name="Mpr9" draw:text-style-name="MP16" draw:layer="backgroundobjects" svg:width="5.917cm" svg:height="1.004cm" svg:x="9.701cm" svg:y="18.036cm" presentation:class="page-number" presentation:user-transformed="true">
        <draw:text-box>
          <text:p text:style-name="MP15"><text:span text:style-name="MT5"><text:page-number>&lt;番号&gt;</text:page-number></text:span></text:p>
        </draw:text-box>
      </draw:frame>
      <draw:frame draw:name="Rectangle 6" presentation:style-name="Mpr9" draw:text-style-name="MP16" draw:layer="backgroundobjects" svg:width="9.189cm" svg:height="1.004cm" svg:x="15.901cm" svg:y="18.036cm" presentation:class="footer" presentation:user-transformed="true">
        <draw:text-box>
          <text:p text:style-name="MP17"><text:span text:style-name="MT5">©2015 Tech Fun Corporation All rights reserved.</text:span></text:p>
        </draw:text-box>
      </draw:frame>
      <draw:frame presentation:style-name="白紙_5f_-title" draw:layer="backgroundobjects" svg:width="22.859cm" svg:height="3.18cm" svg:x="1.27cm" svg:y="0.76cm" presentation:class="title" presentation:placeholder="true">
        <draw:text-box/>
      </draw:frame>
      <draw:frame presentation:style-name="白紙_5f_-outline1" draw:layer="backgroundobjects" svg:width="22.859cm" svg:height="11.048cm" svg:x="1.27cm" svg:y="4.457cm" presentation:class="outline" presentation:placeholder="true">
        <draw:text-box/>
      </draw:frame>
      <draw:frame presentation:style-name="Mpr10"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2">
        <draw:page-thumbnail presentation:style-name="白紙_5f_-title" draw:layer="backgroundobjects" svg:width="13.783cm" svg:height="10.337cm" svg:x="2.547cm" svg:y="2.095cm" presentation:class="page"/>
        <draw:frame presentation:style-name="白紙_5f_-notes" draw:layer="backgroundobjects" svg:width="15.101cm" svg:height="12.405cm" svg:x="1.887cm" svg:y="13.095cm" presentation:class="notes" presentation:placeholder="true">
          <draw:text-box/>
        </draw:frame>
        <draw:frame presentation:style-name="Mpr11" draw:text-style-name="MP2" draw:layer="backgroundobjects" svg:width="8.192cm" svg:height="1.377cm" svg:x="0cm" svg:y="0cm" presentation:class="header">
          <draw:text-box>
            <text:p text:style-name="MP1"><text:span text:style-name="MT1"><presentation:header/></text:span></text:p>
          </draw:text-box>
        </draw:frame>
        <draw:frame presentation:style-name="Mpr11" draw:text-style-name="MP4" draw:layer="backgroundobjects" svg:width="8.192cm" svg:height="1.377cm" svg:x="10.685cm" svg:y="0cm" presentation:class="date-time">
          <draw:text-box>
            <text:p text:style-name="MP3"><text:span text:style-name="MT1"><presentation:date-time/></text:span></text:p>
          </draw:text-box>
        </draw:frame>
        <draw:frame presentation:style-name="Mpr12" draw:text-style-name="MP2" draw:layer="backgroundobjects" svg:width="8.192cm" svg:height="1.377cm" svg:x="0cm" svg:y="26.192cm" presentation:class="footer">
          <draw:text-box>
            <text:p text:style-name="MP1"><text:span text:style-name="MT1"><presentation:footer/></text:span></text:p>
          </draw:text-box>
        </draw:frame>
        <draw:frame presentation:style-name="Mpr12" draw:text-style-name="MP4" draw:layer="backgroundobjects" svg:width="8.192cm" svg:height="1.377cm" svg:x="10.685cm" svg:y="26.192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スライド 1</dc:title>
    <meta:initial-creator>tsutsumi.horikiri</meta:initial-creator>
    <meta:editing-cycles>387</meta:editing-cycles>
    <meta:print-date>1601-01-01T00:00:00</meta:print-date>
    <meta:creation-date>2011-06-21T02:51:41</meta:creation-date>
    <dc:date>2017-05-31T14:43:14.565000000</dc:date>
    <meta:editing-duration>PT3H33M18S</meta:editing-duration>
    <meta:generator>LibreOffice/4.4.1.2$Windows_x86 LibreOffice_project/45e2de17089c24a1fa810c8f975a7171ba4cd432</meta:generator>
    <meta:document-statistic meta:object-count="36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